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3" style:parent-style-name="Standard" style:family="paragraph">
      <style:paragraph-properties fo:text-align="end"/>
    </style:style>
    <style:style style:name="T24" style:parent-style-name="Fuentedepárrafopredeter." style:family="text">
      <style:text-properties fo:font-size="16pt" style:font-size-asian="16pt" style:font-size-complex="16pt" fo:language="es" fo:country="EC"/>
    </style:style>
    <style:style style:name="P25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6" style:parent-style-name="Standard" style:family="paragraph"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master-page-name="MP1" style:family="paragraph">
      <style:paragraph-properties fo:break-before="page"/>
      <style:text-properties fo:language="es" fo:country="EC"/>
    </style:style>
    <style:style style:name="P53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4" style:parent-style-name="Standard" style:family="paragraph">
      <style:text-properties fo:font-size="14pt" style:font-size-asian="14pt" style:font-size-complex="14pt" fo:language="es" fo:country="EC"/>
    </style:style>
    <style:style style:name="TableColumn56" style:family="table-column">
      <style:table-column-properties style:column-width="1.6in" style:use-optimal-column-width="false"/>
    </style:style>
    <style:style style:name="TableColumn57" style:family="table-column">
      <style:table-column-properties style:column-width="0.8in" style:use-optimal-column-width="false"/>
    </style:style>
    <style:style style:name="TableColumn58" style:family="table-column">
      <style:table-column-properties style:column-width="2.6in" style:use-optimal-column-width="false"/>
    </style:style>
    <style:style style:name="TableColumn59" style:family="table-column">
      <style:table-column-properties style:column-width="1.6104in" style:use-optimal-column-width="false"/>
    </style:style>
    <style:style style:name="Table55" style:family="table">
      <style:table-properties style:width="6.6104in" fo:margin-left="-0.0798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6" style:family="table-cell">
      <style:table-cell-properties fo:border="0.0104in solid #000000" style:writing-mode="lr-tb" fo:padding-top="0in" fo:padding-left="0.075in" fo:padding-bottom="0in" fo:padding-right="0.075in"/>
    </style:style>
    <style:style style:name="P77" style:parent-style-name="Tabletext" style:list-style-name="LFO2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78" style:parent-style-name="Tabletext" style:list-style-name="LFO2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79" style:parent-style-name="Tabletext" style:list-style-name="LFO2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2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4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89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10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02" style:family="table-column">
      <style:table-column-properties style:column-width="1.0486in" style:use-optimal-column-width="false"/>
    </style:style>
    <style:style style:name="TableColumn103" style:family="table-column">
      <style:table-column-properties style:column-width="2.4986in" style:use-optimal-column-width="false"/>
    </style:style>
    <style:style style:name="TableColumn104" style:family="table-column">
      <style:table-column-properties style:column-width="0.9201in" style:use-optimal-column-width="false"/>
    </style:style>
    <style:style style:name="TableColumn105" style:family="table-column">
      <style:table-column-properties style:column-width="1.5951in" style:use-optimal-column-width="false"/>
    </style:style>
    <style:style style:name="Table101" style:family="table">
      <style:table-properties style:width="6.0625in" fo:margin-left="-0.0784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fo:language="en" fo:country="GB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weight="bold" style:font-weight-asian="bold"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7" style:parent-style-name="Standard" style:family="paragraph">
      <style:text-properties fo:font-weight="bold" style:font-weight-asian="bold" fo:language="en" fo:country="GB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/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list-style-name="LFO3" style:family="paragraph">
      <style:paragraph-properties style:snap-to-layout-grid="false"/>
      <style:text-properties fo:language="en" fo:country="GB"/>
    </style:style>
    <style:style style:name="P12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2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29" style:family="table-column">
      <style:table-column-properties style:column-width="1.0486in" style:use-optimal-column-width="false"/>
    </style:style>
    <style:style style:name="TableColumn130" style:family="table-column">
      <style:table-column-properties style:column-width="2.4986in" style:use-optimal-column-width="false"/>
    </style:style>
    <style:style style:name="TableColumn131" style:family="table-column">
      <style:table-column-properties style:column-width="0.9201in" style:use-optimal-column-width="false"/>
    </style:style>
    <style:style style:name="TableColumn132" style:family="table-column">
      <style:table-column-properties style:column-width="1.5951in" style:use-optimal-column-width="false"/>
    </style:style>
    <style:style style:name="Table128" style:family="table">
      <style:table-properties style:width="6.0625in" fo:margin-left="-0.0784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5" style:parent-style-name="Standard" style:family="paragraph">
      <style:text-properties fo:font-weight="bold" style:font-weight-asian="bold" fo:language="en" fo:country="GB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9" style:parent-style-name="Standard" style:family="paragraph">
      <style:text-properties fo:font-weight="bold" style:font-weight-asian="bold"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4" style:parent-style-name="Standard" style:family="paragraph">
      <style:text-properties fo:font-weight="bold" style:font-weight-asian="bold" fo:language="en" fo:country="GB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/>
      <style:text-properties fo:language="en" fo:country="GB"/>
    </style:style>
    <style:style style:name="P150" style:parent-style-name="Standard" style:family="paragraph">
      <style:text-properties fo:language="en" fo:country="GB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list-style-name="LFO3" style:family="paragraph">
      <style:paragraph-properties style:snap-to-layout-grid="false"/>
      <style:text-properties fo:language="en" fo:country="GB"/>
    </style:style>
    <style:style style:name="P15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5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5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57" style:family="table-column">
      <style:table-column-properties style:column-width="1.0486in" style:use-optimal-column-width="false"/>
    </style:style>
    <style:style style:name="TableColumn158" style:family="table-column">
      <style:table-column-properties style:column-width="2.4986in" style:use-optimal-column-width="false"/>
    </style:style>
    <style:style style:name="TableColumn159" style:family="table-column">
      <style:table-column-properties style:column-width="0.9201in" style:use-optimal-column-width="false"/>
    </style:style>
    <style:style style:name="TableColumn160" style:family="table-column">
      <style:table-column-properties style:column-width="1.5951in" style:use-optimal-column-width="false"/>
    </style:style>
    <style:style style:name="Table156" style:family="table">
      <style:table-properties style:width="6.0625in" fo:margin-left="-0.0784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3" style:parent-style-name="Standard" style:family="paragraph">
      <style:text-properties fo:font-weight="bold" style:font-weight-asian="bold" fo:language="en" fo:country="GB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6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7" style:parent-style-name="Standard" style:family="paragraph">
      <style:text-properties fo:font-weight="bold" style:font-weight-asian="bold"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2" style:parent-style-name="Standard" style:family="paragraph">
      <style:text-properties fo:font-weight="bold" style:font-weight-asian="bold"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  <style:text-properties fo:language="en" fo:country="GB"/>
    </style:style>
    <style:style style:name="P178" style:parent-style-name="Standard" style:family="paragraph">
      <style:text-properties fo:language="en" fo:country="GB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list-style-name="LFO3" style:family="paragraph">
      <style:paragraph-properties style:snap-to-layout-grid="false"/>
      <style:text-properties fo:language="en" fo:country="GB"/>
    </style:style>
    <style:style style:name="P18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8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8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85" style:family="table-column">
      <style:table-column-properties style:column-width="1.0486in" style:use-optimal-column-width="false"/>
    </style:style>
    <style:style style:name="TableColumn186" style:family="table-column">
      <style:table-column-properties style:column-width="2.4986in" style:use-optimal-column-width="false"/>
    </style:style>
    <style:style style:name="TableColumn187" style:family="table-column">
      <style:table-column-properties style:column-width="0.9201in" style:use-optimal-column-width="false"/>
    </style:style>
    <style:style style:name="TableColumn188" style:family="table-column">
      <style:table-column-properties style:column-width="1.5951in" style:use-optimal-column-width="false"/>
    </style:style>
    <style:style style:name="Table184" style:family="table">
      <style:table-properties style:width="6.0625in" fo:margin-left="-0.0784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91" style:parent-style-name="Standard" style:family="paragraph">
      <style:text-properties fo:font-weight="bold" style:font-weight-asian="bold" fo:language="en" fo:country="GB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9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95" style:parent-style-name="Standard" style:family="paragraph">
      <style:text-properties fo:font-weight="bold" style:font-weight-asian="bold" fo:language="en" fo:country="GB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weight="bold" style:font-weight-asian="bold" fo:language="en" fo:country="GB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  <style:text-properties fo:language="en" fo:country="GB"/>
    </style:style>
    <style:style style:name="P206" style:parent-style-name="Standard" style:family="paragraph">
      <style:text-properties fo:language="en" fo:country="GB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list-style-name="LFO3" style:family="paragraph">
      <style:paragraph-properties style:snap-to-layout-grid="false"/>
      <style:text-properties fo:language="en" fo:country="GB"/>
    </style:style>
    <style:style style:name="P20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1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212" style:family="table-column">
      <style:table-column-properties style:column-width="1.0486in" style:use-optimal-column-width="false"/>
    </style:style>
    <style:style style:name="TableColumn213" style:family="table-column">
      <style:table-column-properties style:column-width="2.4986in" style:use-optimal-column-width="false"/>
    </style:style>
    <style:style style:name="TableColumn214" style:family="table-column">
      <style:table-column-properties style:column-width="0.9201in" style:use-optimal-column-width="false"/>
    </style:style>
    <style:style style:name="TableColumn215" style:family="table-column">
      <style:table-column-properties style:column-width="1.5951in" style:use-optimal-column-width="false"/>
    </style:style>
    <style:style style:name="Table211" style:family="table">
      <style:table-properties style:width="6.0625in" fo:margin-left="-0.0784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18" style:parent-style-name="Standard" style:family="paragraph">
      <style:text-properties fo:font-weight="bold" style:font-weight-asian="bold" fo:language="en" fo:country="GB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2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7" style:parent-style-name="Standard" style:family="paragraph">
      <style:text-properties fo:font-weight="bold" style:font-weight-asian="bold" fo:language="en" fo:country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  <style:text-properties fo:language="en" fo:country="GB"/>
    </style:style>
    <style:style style:name="P233" style:parent-style-name="Standard" style:family="paragraph">
      <style:text-properties fo:language="en" fo:country="GB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list-style-name="LFO3" style:family="paragraph">
      <style:paragraph-properties style:snap-to-layout-grid="false"/>
      <style:text-properties fo:language="en" fo:country="GB"/>
    </style:style>
    <style:style style:name="P23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3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239" style:family="table-column">
      <style:table-column-properties style:column-width="1.0486in" style:use-optimal-column-width="false"/>
    </style:style>
    <style:style style:name="TableColumn240" style:family="table-column">
      <style:table-column-properties style:column-width="2.4986in" style:use-optimal-column-width="false"/>
    </style:style>
    <style:style style:name="TableColumn241" style:family="table-column">
      <style:table-column-properties style:column-width="0.9201in" style:use-optimal-column-width="false"/>
    </style:style>
    <style:style style:name="TableColumn242" style:family="table-column">
      <style:table-column-properties style:column-width="1.5951in" style:use-optimal-column-width="false"/>
    </style:style>
    <style:style style:name="Table238" style:family="table">
      <style:table-properties style:width="6.0625in" fo:margin-left="-0.0784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45" style:parent-style-name="Standard" style:family="paragraph">
      <style:text-properties fo:font-weight="bold" style:font-weight-asian="bold" fo:language="en" fo:country="GB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4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49" style:parent-style-name="Standard" style:family="paragraph">
      <style:text-properties fo:font-weight="bold" style:font-weight-asian="bold" fo:language="en" fo:country="GB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54" style:parent-style-name="Standard" style:family="paragraph">
      <style:text-properties fo:font-weight="bold" style:font-weight-asian="bold" fo:language="en" fo:country="GB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  <style:text-properties fo:language="en" fo:country="GB"/>
    </style:style>
    <style:style style:name="P260" style:parent-style-name="Standard" style:family="paragraph">
      <style:text-properties fo:language="en" fo:country="GB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list-style-name="LFO3" style:family="paragraph">
      <style:paragraph-properties style:snap-to-layout-grid="false"/>
      <style:text-properties fo:language="en" fo:country="GB"/>
    </style:style>
    <style:style style:name="P26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6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6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6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6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6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6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7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272" style:family="table-column">
      <style:table-column-properties style:column-width="1.0486in" style:use-optimal-column-width="false"/>
    </style:style>
    <style:style style:name="TableColumn273" style:family="table-column">
      <style:table-column-properties style:column-width="2.4986in" style:use-optimal-column-width="false"/>
    </style:style>
    <style:style style:name="TableColumn274" style:family="table-column">
      <style:table-column-properties style:column-width="0.9201in" style:use-optimal-column-width="false"/>
    </style:style>
    <style:style style:name="TableColumn275" style:family="table-column">
      <style:table-column-properties style:column-width="1.5951in" style:use-optimal-column-width="false"/>
    </style:style>
    <style:style style:name="Table271" style:family="table">
      <style:table-properties style:width="6.0625in" fo:margin-left="-0.0784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fo:language="en" fo:country="GB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8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2" style:parent-style-name="Standard" style:family="paragraph">
      <style:text-properties fo:font-weight="bold" style:font-weight-asian="bold" fo:language="en" fo:country="GB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7" style:parent-style-name="Standard" style:family="paragraph">
      <style:text-properties fo:font-weight="bold" style:font-weight-asian="bold" fo:language="en" fo:country="GB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90" style:family="table-row">
      <style:table-row-properties style:min-row-height="0.0951in"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text-properties fo:font-weight="bold" style:font-weight-asian="bold" fo:language="en" fo:country="GB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95" style:family="table-row">
      <style:table-row-properties style:min-row-height="0.2201in"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style:snap-to-layout-grid="false"/>
      <style:text-properties fo:language="en" fo:country="GB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/>
    </style:style>
    <style:style style:name="T300" style:parent-style-name="Fuentedepárrafopredeter." style:family="text">
      <style:text-properties fo:language="en" fo:country="GB"/>
    </style:style>
    <style:style style:name="P301" style:parent-style-name="Standard" style:family="paragraph">
      <style:paragraph-properties style:snap-to-layout-grid="false"/>
      <style:text-properties fo:language="en" fo:country="GB"/>
    </style:style>
    <style:style style:name="TableColumn303" style:family="table-column">
      <style:table-column-properties style:column-width="1.0625in" style:use-optimal-column-width="false"/>
    </style:style>
    <style:style style:name="TableColumn304" style:family="table-column">
      <style:table-column-properties style:column-width="1.4375in" style:use-optimal-column-width="false"/>
    </style:style>
    <style:style style:name="TableColumn305" style:family="table-column">
      <style:table-column-properties style:column-width="2.3638in" style:use-optimal-column-width="false"/>
    </style:style>
    <style:style style:name="Table302" style:family="table">
      <style:table-properties style:width="4.8638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weight="bold" style:font-weight-asian="bold" style:font-weight-complex="bold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weight="bold" style:font-weight-asian="bold" style:font-weight-complex="bold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Standard" style:family="paragraph">
      <style:paragraph-properties style:snap-to-layout-grid="false"/>
      <style:text-properties fo:language="en" fo:country="GB"/>
    </style:style>
    <style:style style:name="P32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32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325" style:family="table-column">
      <style:table-column-properties style:column-width="1.0486in" style:use-optimal-column-width="false"/>
    </style:style>
    <style:style style:name="TableColumn326" style:family="table-column">
      <style:table-column-properties style:column-width="2.4986in" style:use-optimal-column-width="false"/>
    </style:style>
    <style:style style:name="TableColumn327" style:family="table-column">
      <style:table-column-properties style:column-width="0.9201in" style:use-optimal-column-width="false"/>
    </style:style>
    <style:style style:name="TableColumn328" style:family="table-column">
      <style:table-column-properties style:column-width="1.5951in" style:use-optimal-column-width="false"/>
    </style:style>
    <style:style style:name="Table324" style:family="table">
      <style:table-properties style:width="6.0625in" fo:margin-left="-0.0784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weight="bold" style:font-weight-asian="bold" fo:language="en" fo:country="GB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33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35" style:parent-style-name="Standard" style:family="paragraph">
      <style:text-properties fo:font-weight="bold" style:font-weight-asian="bold" fo:language="en" fo:country="GB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40" style:parent-style-name="Standard" style:family="paragraph">
      <style:text-properties fo:font-weight="bold" style:font-weight-asian="bold" fo:language="en" fo:country="GB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43" style:family="table-row">
      <style:table-row-properties style:min-row-height="0.0951in"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text-properties fo:font-weight="bold" style:font-weight-asian="bold" fo:language="en" fo:country="GB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48" style:family="table-row">
      <style:table-row-properties style:min-row-height="3.8777in"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style:snap-to-layout-grid="false"/>
      <style:text-properties fo:language="en" fo:country="GB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style:snap-to-layout-grid="false"/>
    </style:style>
    <style:style style:name="T353" style:parent-style-name="Fuentedepárrafopredeter." style:family="text">
      <style:text-properties fo:language="en" fo:country="GB"/>
    </style:style>
    <style:style style:name="P354" style:parent-style-name="Standard" style:family="paragraph">
      <style:paragraph-properties style:snap-to-layout-grid="false"/>
      <style:text-properties fo:language="en" fo:country="GB"/>
    </style:style>
    <style:style style:name="TableColumn356" style:family="table-column">
      <style:table-column-properties style:column-width="1.0625in" style:use-optimal-column-width="false"/>
    </style:style>
    <style:style style:name="TableColumn357" style:family="table-column">
      <style:table-column-properties style:column-width="1.4375in" style:use-optimal-column-width="false"/>
    </style:style>
    <style:style style:name="TableColumn358" style:family="table-column">
      <style:table-column-properties style:column-width="2.3638in" style:use-optimal-column-width="false"/>
    </style:style>
    <style:style style:name="Table355" style:family="table">
      <style:table-properties style:width="4.8638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Cell3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Standard" style:list-style-name="LFO5" style:family="paragraph">
      <style:paragraph-properties style:snap-to-layout-grid="false"/>
      <style:text-properties fo:language="en" fo:country="GB"/>
    </style:style>
    <style:style style:name="P383" style:parent-style-name="Standard" style:family="paragraph">
      <style:paragraph-properties style:snap-to-layout-grid="false"/>
      <style:text-properties fo:language="en" fo:country="GB"/>
    </style:style>
    <style:style style:name="P384" style:parent-style-name="Standard" style:list-style-name="LFO5" style:family="paragraph">
      <style:paragraph-properties style:snap-to-layout-grid="false"/>
      <style:text-properties fo:language="en" fo:country="GB"/>
    </style:style>
    <style:style style:name="P385" style:parent-style-name="Standard" style:family="paragraph">
      <style:paragraph-properties style:snap-to-layout-grid="false" fo:margin-left="0.25in">
        <style:tab-stops/>
      </style:paragraph-properties>
      <style:text-properties fo:language="en" fo:country="GB"/>
    </style:style>
    <style:style style:name="P38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38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38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38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390" style:parent-style-name="Standard" style:family="paragraph">
      <style:text-properties fo:font-weight="bold" style:font-weight-asian="bold" fo:language="en" fo:country="GB"/>
    </style:style>
    <style:style style:name="P39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393" style:family="table-column">
      <style:table-column-properties style:column-width="1.0486in" style:use-optimal-column-width="false"/>
    </style:style>
    <style:style style:name="TableColumn394" style:family="table-column">
      <style:table-column-properties style:column-width="2.4986in" style:use-optimal-column-width="false"/>
    </style:style>
    <style:style style:name="TableColumn395" style:family="table-column">
      <style:table-column-properties style:column-width="0.9201in" style:use-optimal-column-width="false"/>
    </style:style>
    <style:style style:name="TableColumn396" style:family="table-column">
      <style:table-column-properties style:column-width="1.5951in" style:use-optimal-column-width="false"/>
    </style:style>
    <style:style style:name="Table392" style:family="table">
      <style:table-properties style:width="6.0625in" fo:margin-left="-0.0784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99" style:parent-style-name="Standard" style:family="paragraph">
      <style:text-properties fo:font-weight="bold" style:font-weight-asian="bold" fo:language="en" fo:country="GB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40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03" style:parent-style-name="Standard" style:family="paragraph">
      <style:text-properties fo:font-weight="bold" style:font-weight-asian="bold" fo:language="en" fo:country="GB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08" style:parent-style-name="Standard" style:family="paragraph">
      <style:text-properties fo:font-weight="bold" style:font-weight-asian="bold" fo:language="en" fo:country="GB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11" style:family="table-row">
      <style:table-row-properties style:min-row-height="0.0951in" style:use-optimal-row-height="false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" style:parent-style-name="Standard" style:family="paragraph">
      <style:text-properties fo:font-weight="bold" style:font-weight-asian="bold" fo:language="en" fo:country="GB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16" style:family="table-row">
      <style:table-row-properties style:min-row-height="1.959in"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/>
      <style:text-properties fo:language="en" fo:country="GB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style:snap-to-layout-grid="false"/>
    </style:style>
    <style:style style:name="T421" style:parent-style-name="Fuentedepárrafopredeter." style:family="text">
      <style:text-properties fo:language="en" fo:country="GB"/>
    </style:style>
    <style:style style:name="P422" style:parent-style-name="Standard" style:family="paragraph">
      <style:paragraph-properties style:snap-to-layout-grid="false"/>
      <style:text-properties fo:language="en" fo:country="GB"/>
    </style:style>
    <style:style style:name="TableColumn424" style:family="table-column">
      <style:table-column-properties style:column-width="1.0625in" style:use-optimal-column-width="false"/>
    </style:style>
    <style:style style:name="TableColumn425" style:family="table-column">
      <style:table-column-properties style:column-width="1.4375in" style:use-optimal-column-width="false"/>
    </style:style>
    <style:style style:name="TableColumn426" style:family="table-column">
      <style:table-column-properties style:column-width="2.3638in" style:use-optimal-column-width="false"/>
    </style:style>
    <style:style style:name="Table423" style:family="table">
      <style:table-properties style:width="4.8638in" fo:margin-left="0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/>
    </style:style>
    <style:style style:name="TableCell4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font-weight="bold" style:font-weight-asian="bold" style:font-weight-complex="bold"/>
    </style:style>
    <style:style style:name="TableCell4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font-weight="bold" style:font-weight-asian="bold" style:font-weight-complex="bold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Standard" style:list-style-name="LFO4" style:family="paragraph">
      <style:paragraph-properties style:snap-to-layout-grid="false"/>
      <style:text-properties fo:language="en" fo:country="GB"/>
    </style:style>
    <style:style style:name="P443" style:parent-style-name="Standard" style:family="paragraph">
      <style:paragraph-properties style:snap-to-layout-grid="false"/>
      <style:text-properties fo:language="en" fo:country="GB"/>
    </style:style>
    <style:style style:name="P444" style:parent-style-name="Standard" style:list-style-name="LFO4" style:family="paragraph">
      <style:paragraph-properties style:snap-to-layout-grid="false"/>
      <style:text-properties fo:language="en" fo:country="GB"/>
    </style:style>
    <style:style style:name="P445" style:parent-style-name="Standard" style:family="paragraph">
      <style:paragraph-properties style:snap-to-layout-grid="false"/>
      <style:text-properties fo:language="en" fo:country="GB"/>
    </style:style>
    <style:style style:name="P44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448" style:family="table-column">
      <style:table-column-properties style:column-width="1.0486in" style:use-optimal-column-width="false"/>
    </style:style>
    <style:style style:name="TableColumn449" style:family="table-column">
      <style:table-column-properties style:column-width="2.4986in" style:use-optimal-column-width="false"/>
    </style:style>
    <style:style style:name="TableColumn450" style:family="table-column">
      <style:table-column-properties style:column-width="0.9201in" style:use-optimal-column-width="false"/>
    </style:style>
    <style:style style:name="TableColumn451" style:family="table-column">
      <style:table-column-properties style:column-width="1.5951in" style:use-optimal-column-width="false"/>
    </style:style>
    <style:style style:name="Table447" style:family="table">
      <style:table-properties style:width="6.0625in" fo:margin-left="-0.0784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54" style:parent-style-name="Standard" style:family="paragraph">
      <style:text-properties fo:font-weight="bold" style:font-weight-asian="bold" fo:language="en" fo:country="GB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</style:style>
    <style:style style:name="T457" style:parent-style-name="Fuentedepárrafopredeter." style:family="text">
      <style:text-properties fo:font-weight="bold" style:font-weight-asian="bold" fo:language="en" fo:country="GB"/>
    </style:style>
    <style:style style:name="T458" style:parent-style-name="Fuentedepárrafopredeter." style:family="text">
      <style:text-properties fo:font-weight="bold" style:font-weight-asian="bold" fo:language="en" fo:country="GB"/>
    </style:style>
    <style:style style:name="TableCell45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60" style:parent-style-name="Standard" style:family="paragraph">
      <style:text-properties fo:font-weight="bold" style:font-weight-asian="bold" fo:language="en" fo:country="GB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65" style:parent-style-name="Standard" style:family="paragraph">
      <style:text-properties fo:font-weight="bold" style:font-weight-asian="bold" fo:language="en" fo:country="GB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68" style:family="table-row">
      <style:table-row-properties style:min-row-height="0.0951in" style:use-optimal-row-height="false"/>
    </style:style>
    <style:style style:name="TableCell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" style:parent-style-name="Standard" style:family="paragraph">
      <style:text-properties fo:font-weight="bold" style:font-weight-asian="bold" fo:language="en" fo:country="GB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style:snap-to-layout-grid="false"/>
    </style:style>
    <style:style style:name="T473" style:parent-style-name="Fuentedepárrafopredeter." style:family="text">
      <style:text-properties fo:font-weight="bold" style:font-weight-asian="bold" fo:language="en" fo:country="GB"/>
    </style:style>
    <style:style style:name="T474" style:parent-style-name="Fuentedepárrafopredeter." style:family="text">
      <style:text-properties fo:font-weight="bold" style:font-weight-asian="bold" fo:language="en" fo:country="GB"/>
    </style:style>
    <style:style style:name="TableRow475" style:family="table-row">
      <style:table-row-properties style:min-row-height="0.2201in" style:use-optimal-row-height="false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style:snap-to-layout-grid="false"/>
      <style:text-properties fo:language="en" fo:country="GB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/>
      <style:text-properties fo:language="en" fo:country="GB"/>
    </style:style>
    <style:style style:name="P480" style:parent-style-name="Standard" style:family="paragraph">
      <style:paragraph-properties style:snap-to-layout-grid="false"/>
      <style:text-properties fo:language="en" fo:country="GB"/>
    </style:style>
    <style:style style:name="TableColumn482" style:family="table-column">
      <style:table-column-properties style:column-width="1.3854in" style:use-optimal-column-width="false"/>
    </style:style>
    <style:style style:name="TableColumn483" style:family="table-column">
      <style:table-column-properties style:column-width="1.375in" style:use-optimal-column-width="false"/>
    </style:style>
    <style:style style:name="TableColumn484" style:family="table-column">
      <style:table-column-properties style:column-width="2.1034in" style:use-optimal-column-width="false"/>
    </style:style>
    <style:style style:name="Table481" style:family="table">
      <style:table-properties style:width="4.8638in" fo:margin-left="0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weight="bold" style:font-weight-asian="bold" style:font-weight-complex="bold"/>
    </style:style>
    <style:style style:name="TableCell4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Cell4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Standard" style:family="paragraph">
      <style:paragraph-properties style:snap-to-layout-grid="false"/>
      <style:text-properties fo:language="en" fo:country="GB"/>
    </style:style>
    <style:style style:name="P529" style:parent-style-name="Standard" style:list-style-name="LFO4" style:family="paragraph">
      <style:paragraph-properties style:snap-to-layout-grid="false"/>
      <style:text-properties fo:language="en" fo:country="GB"/>
    </style:style>
    <style:style style:name="P530" style:parent-style-name="Standard" style:family="paragraph">
      <style:paragraph-properties style:snap-to-layout-grid="false"/>
      <style:text-properties fo:language="en" fo:country="GB"/>
    </style:style>
    <style:style style:name="P531" style:parent-style-name="Standard" style:list-style-name="LFO4" style:family="paragraph">
      <style:paragraph-properties style:snap-to-layout-grid="false"/>
      <style:text-properties fo:language="en" fo:country="GB"/>
    </style:style>
    <style:style style:name="P532" style:parent-style-name="Standard" style:family="paragraph">
      <style:paragraph-properties style:snap-to-layout-grid="false"/>
      <style:text-properties fo:language="en" fo:country="GB"/>
    </style:style>
    <style:style style:name="P533" style:parent-style-name="Standard" style:family="paragraph">
      <style:paragraph-properties style:snap-to-layout-grid="false"/>
      <style:text-properties fo:language="en" fo:country="GB"/>
    </style:style>
    <style:style style:name="P534" style:parent-style-name="Standard" style:family="paragraph">
      <style:paragraph-properties style:snap-to-layout-grid="false"/>
      <style:text-properties fo:language="en" fo:country="GB"/>
    </style:style>
    <style:style style:name="P53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53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53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539" style:family="table-column">
      <style:table-column-properties style:column-width="1.0486in" style:use-optimal-column-width="false"/>
    </style:style>
    <style:style style:name="TableColumn540" style:family="table-column">
      <style:table-column-properties style:column-width="2.4986in" style:use-optimal-column-width="false"/>
    </style:style>
    <style:style style:name="TableColumn541" style:family="table-column">
      <style:table-column-properties style:column-width="0.9201in" style:use-optimal-column-width="false"/>
    </style:style>
    <style:style style:name="TableColumn542" style:family="table-column">
      <style:table-column-properties style:column-width="1.5951in" style:use-optimal-column-width="false"/>
    </style:style>
    <style:style style:name="Table538" style:family="table">
      <style:table-properties style:width="6.0625in" fo:margin-left="-0.0784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45" style:parent-style-name="Standard" style:family="paragraph">
      <style:text-properties fo:font-weight="bold" style:font-weight-asian="bold" fo:language="en" fo:country="GB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" style:parent-style-name="Standard" style:family="paragraph">
      <style:paragraph-properties style:snap-to-layout-grid="false"/>
    </style:style>
    <style:style style:name="T548" style:parent-style-name="Fuentedepárrafopredeter." style:family="text">
      <style:text-properties fo:font-weight="bold" style:font-weight-asian="bold" fo:language="en" fo:country="GB"/>
    </style:style>
    <style:style style:name="T549" style:parent-style-name="Fuentedepárrafopredeter." style:family="text">
      <style:text-properties fo:font-weight="bold" style:font-weight-asian="bold" fo:language="en" fo:country="GB"/>
    </style:style>
    <style:style style:name="TableCell55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51" style:parent-style-name="Standard" style:family="paragraph">
      <style:text-properties fo:font-weight="bold" style:font-weight-asian="bold" fo:language="en" fo:country="GB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56" style:parent-style-name="Standard" style:family="paragraph">
      <style:text-properties fo:font-weight="bold" style:font-weight-asian="bold" fo:language="en" fo:country="GB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59" style:family="table-row">
      <style:table-row-properties style:min-row-height="0.0951in" style:use-optimal-row-height="false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text-properties fo:font-weight="bold" style:font-weight-asian="bold" fo:language="en" fo:country="GB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/>
    </style:style>
    <style:style style:name="T564" style:parent-style-name="Fuentedepárrafopredeter." style:family="text">
      <style:text-properties fo:font-weight="bold" style:font-weight-asian="bold" fo:language="en" fo:country="GB"/>
    </style:style>
    <style:style style:name="TableRow565" style:family="table-row">
      <style:table-row-properties style:min-row-height="0.2201in" style:use-optimal-row-height="false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style:snap-to-layout-grid="false"/>
      <style:text-properties fo:language="en" fo:country="GB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style:snap-to-layout-grid="false"/>
      <style:text-properties fo:language="en" fo:country="GB"/>
    </style:style>
    <style:style style:name="P570" style:parent-style-name="Standard" style:family="paragraph">
      <style:paragraph-properties style:snap-to-layout-grid="false"/>
      <style:text-properties fo:language="en" fo:country="GB"/>
    </style:style>
    <style:style style:name="TableColumn572" style:family="table-column">
      <style:table-column-properties style:column-width="1.0625in" style:use-optimal-column-width="false"/>
    </style:style>
    <style:style style:name="TableColumn573" style:family="table-column">
      <style:table-column-properties style:column-width="1.4375in" style:use-optimal-column-width="false"/>
    </style:style>
    <style:style style:name="TableColumn574" style:family="table-column">
      <style:table-column-properties style:column-width="2.3638in" style:use-optimal-column-width="false"/>
    </style:style>
    <style:style style:name="Table571" style:family="table">
      <style:table-properties style:width="4.8638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font-weight="bold" style:font-weight-asian="bold" style:font-weight-complex="bold"/>
    </style:style>
    <style:style style:name="TableCell5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font-weight="bold" style:font-weight-asian="bold" style:font-weight-complex="bold"/>
    </style:style>
    <style:style style:name="TableCell5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fo:font-weight="bold" style:font-weight-asian="bold" style:font-weight-complex="bold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9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98" style:family="table-row">
      <style:table-row-properties style:min-row-height="0.0173in"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2" style:family="table-row">
      <style:table-row-properties style:min-row-height="0.0173in"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6" style:family="table-row">
      <style:table-row-properties style:min-row-height="0.0173in"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0" style:family="table-row">
      <style:table-row-properties style:min-row-height="0.0173in"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1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1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Standard" style:family="paragraph">
      <style:paragraph-properties style:snap-to-layout-grid="false"/>
      <style:text-properties fo:language="en" fo:country="GB"/>
    </style:style>
    <style:style style:name="P623" style:parent-style-name="Standard" style:list-style-name="LFO4" style:family="paragraph">
      <style:paragraph-properties style:snap-to-layout-grid="false"/>
      <style:text-properties fo:language="en" fo:country="GB"/>
    </style:style>
    <style:style style:name="P624" style:parent-style-name="Standard" style:family="paragraph">
      <style:paragraph-properties style:snap-to-layout-grid="false"/>
      <style:text-properties fo:language="en" fo:country="GB"/>
    </style:style>
    <style:style style:name="P625" style:parent-style-name="Standard" style:list-style-name="LFO4" style:family="paragraph">
      <style:paragraph-properties style:snap-to-layout-grid="false"/>
      <style:text-properties fo:language="en" fo:country="GB"/>
    </style:style>
    <style:style style:name="P626" style:parent-style-name="Standard" style:family="paragraph">
      <style:paragraph-properties style:snap-to-layout-grid="false"/>
      <style:text-properties style:text-underline-type="single" style:text-underline-style="solid" style:text-underline-width="auto" style:text-underline-mode="continuous" fo:language="en" fo:country="GB"/>
    </style:style>
    <style:style style:name="P627" style:parent-style-name="Standard" style:family="paragraph">
      <style:paragraph-properties style:snap-to-layout-grid="false"/>
      <style:text-properties fo:language="en" fo:country="GB"/>
    </style:style>
    <style:style style:name="P62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2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3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4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4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4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4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64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646" style:family="table-column">
      <style:table-column-properties style:column-width="1.0486in" style:use-optimal-column-width="false"/>
    </style:style>
    <style:style style:name="TableColumn647" style:family="table-column">
      <style:table-column-properties style:column-width="2.4986in" style:use-optimal-column-width="false"/>
    </style:style>
    <style:style style:name="TableColumn648" style:family="table-column">
      <style:table-column-properties style:column-width="0.9201in" style:use-optimal-column-width="false"/>
    </style:style>
    <style:style style:name="TableColumn649" style:family="table-column">
      <style:table-column-properties style:column-width="1.5951in" style:use-optimal-column-width="false"/>
    </style:style>
    <style:style style:name="Table645" style:family="table">
      <style:table-properties style:width="6.0625in" fo:margin-left="-0.0784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652" style:parent-style-name="Standard" style:family="paragraph">
      <style:text-properties fo:font-weight="bold" style:font-weight-asian="bold" fo:language="en" fo:country="GB"/>
    </style:style>
    <style:style style:name="TableCell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4" style:parent-style-name="Standard" style:family="paragraph">
      <style:paragraph-properties style:snap-to-layout-grid="false"/>
    </style:style>
    <style:style style:name="T655" style:parent-style-name="Fuentedepárrafopredeter." style:family="text">
      <style:text-properties fo:font-weight="bold" style:font-weight-asian="bold" fo:language="en" fo:country="GB"/>
    </style:style>
    <style:style style:name="T656" style:parent-style-name="Fuentedepárrafopredeter." style:family="text">
      <style:text-properties fo:font-weight="bold" style:font-weight-asian="bold" fo:language="en" fo:country="GB"/>
    </style:style>
    <style:style style:name="TableCell65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658" style:parent-style-name="Standard" style:family="paragraph">
      <style:text-properties fo:font-weight="bold" style:font-weight-asian="bold" fo:language="en" fo:country="GB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663" style:parent-style-name="Standard" style:family="paragraph">
      <style:text-properties fo:font-weight="bold" style:font-weight-asian="bold" fo:language="en" fo:country="GB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666" style:family="table-row">
      <style:table-row-properties style:min-row-height="0.0951in" style:use-optimal-row-height="false"/>
    </style:style>
    <style:style style:name="TableCell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8" style:parent-style-name="Standard" style:family="paragraph">
      <style:text-properties fo:font-weight="bold" style:font-weight-asian="bold" fo:language="en" fo:country="GB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style:snap-to-layout-grid="false"/>
    </style:style>
    <style:style style:name="T671" style:parent-style-name="Fuentedepárrafopredeter." style:family="text">
      <style:text-properties fo:font-weight="bold" style:font-weight-asian="bold" fo:language="en" fo:country="GB"/>
    </style:style>
    <style:style style:name="TableRow672" style:family="table-row">
      <style:table-row-properties style:min-row-height="0.2201in" style:use-optimal-row-height="false"/>
    </style:style>
    <style:style style:name="TableCell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4" style:parent-style-name="Standard" style:family="paragraph">
      <style:paragraph-properties style:snap-to-layout-grid="false"/>
      <style:text-properties fo:language="en" fo:country="GB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style:snap-to-layout-grid="false"/>
      <style:text-properties fo:language="en" fo:country="GB"/>
    </style:style>
    <style:style style:name="P677" style:parent-style-name="Standard" style:family="paragraph">
      <style:paragraph-properties style:snap-to-layout-grid="false"/>
      <style:text-properties fo:language="en" fo:country="GB"/>
    </style:style>
    <style:style style:name="TableColumn679" style:family="table-column">
      <style:table-column-properties style:column-width="1.0625in" style:use-optimal-column-width="false"/>
    </style:style>
    <style:style style:name="TableColumn680" style:family="table-column">
      <style:table-column-properties style:column-width="1.4375in" style:use-optimal-column-width="false"/>
    </style:style>
    <style:style style:name="TableColumn681" style:family="table-column">
      <style:table-column-properties style:column-width="2.3638in" style:use-optimal-column-width="false"/>
    </style:style>
    <style:style style:name="Table678" style:family="table">
      <style:table-properties style:width="4.8638in" fo:margin-left="0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weight="bold" style:font-weight-asian="bold" style:font-weight-complex="bold"/>
    </style:style>
    <style:style style:name="TableCell6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fo:font-weight="bold" style:font-weight-asian="bold" style:font-weight-complex="bold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fo:font-weight="bold" style:font-weight-asian="bold" style:font-weight-complex="bold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7" style:parent-style-name="Standard" style:family="paragraph">
      <style:paragraph-properties style:snap-to-layout-grid="false"/>
      <style:text-properties fo:language="en" fo:country="GB"/>
    </style:style>
    <style:style style:name="P698" style:parent-style-name="Standard" style:list-style-name="LFO4" style:family="paragraph">
      <style:paragraph-properties style:snap-to-layout-grid="false"/>
      <style:text-properties fo:language="en" fo:country="GB"/>
    </style:style>
    <style:style style:name="P699" style:parent-style-name="Standard" style:family="paragraph">
      <style:paragraph-properties style:snap-to-layout-grid="false"/>
      <style:text-properties fo:language="en" fo:country="GB"/>
    </style:style>
    <style:style style:name="P700" style:parent-style-name="Standard" style:list-style-name="LFO4" style:family="paragraph">
      <style:paragraph-properties style:snap-to-layout-grid="false"/>
      <style:text-properties fo:language="en" fo:country="GB"/>
    </style:style>
    <style:style style:name="P701" style:parent-style-name="Standard" style:family="paragraph">
      <style:paragraph-properties style:snap-to-layout-grid="false"/>
      <style:text-properties style:text-underline-type="single" style:text-underline-style="solid" style:text-underline-width="auto" style:text-underline-mode="continuous" fo:language="en" fo:country="GB"/>
    </style:style>
    <style:style style:name="P702" style:parent-style-name="Standard" style:family="paragraph">
      <style:paragraph-properties style:snap-to-layout-grid="false"/>
      <style:text-properties fo:language="en" fo:country="GB"/>
    </style:style>
    <style:style style:name="P703" style:parent-style-name="Standard" style:family="paragraph">
      <style:text-properties fo:language="en" fo:country="GB"/>
    </style:style>
    <style:style style:name="P70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705" style:parent-style-name="Standard" style:family="paragraph">
      <style:text-properties fo:font-weight="bold" style:font-weight-asian="bold" fo:language="en" fo:country="GB"/>
    </style:style>
    <style:style style:name="P70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708" style:family="table-column">
      <style:table-column-properties style:column-width="1.0486in" style:use-optimal-column-width="false"/>
    </style:style>
    <style:style style:name="TableColumn709" style:family="table-column">
      <style:table-column-properties style:column-width="2.4986in" style:use-optimal-column-width="false"/>
    </style:style>
    <style:style style:name="TableColumn710" style:family="table-column">
      <style:table-column-properties style:column-width="0.9201in" style:use-optimal-column-width="false"/>
    </style:style>
    <style:style style:name="TableColumn711" style:family="table-column">
      <style:table-column-properties style:column-width="1.5951in" style:use-optimal-column-width="false"/>
    </style:style>
    <style:style style:name="Table707" style:family="table">
      <style:table-properties style:width="6.0625in" fo:margin-left="-0.0784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714" style:parent-style-name="Standard" style:family="paragraph">
      <style:text-properties fo:font-weight="bold" style:font-weight-asian="bold" fo:language="en" fo:country="GB"/>
    </style:style>
    <style:style style:name="TableCell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Standard" style:family="paragraph">
      <style:paragraph-properties style:snap-to-layout-grid="false"/>
    </style:style>
    <style:style style:name="T717" style:parent-style-name="Fuentedepárrafopredeter." style:family="text">
      <style:text-properties fo:font-weight="bold" style:font-weight-asian="bold" fo:language="en" fo:country="GB"/>
    </style:style>
    <style:style style:name="T718" style:parent-style-name="Fuentedepárrafopredeter." style:family="text">
      <style:text-properties fo:font-weight="bold" style:font-weight-asian="bold" fo:language="en" fo:country="GB"/>
    </style:style>
    <style:style style:name="TableCell71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720" style:parent-style-name="Standard" style:family="paragraph">
      <style:text-properties fo:font-weight="bold" style:font-weight-asian="bold" fo:language="en" fo:country="GB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725" style:parent-style-name="Standard" style:family="paragraph">
      <style:text-properties fo:font-weight="bold" style:font-weight-asian="bold" fo:language="en" fo:country="GB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728" style:family="table-row">
      <style:table-row-properties style:min-row-height="0.0951in" style:use-optimal-row-height="false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Standard" style:family="paragraph">
      <style:text-properties fo:font-weight="bold" style:font-weight-asian="bold" fo:language="en" fo:country="GB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style:snap-to-layout-grid="false"/>
    </style:style>
    <style:style style:name="T733" style:parent-style-name="Fuentedepárrafopredeter." style:family="text">
      <style:text-properties fo:font-weight="bold" style:font-weight-asian="bold" fo:language="en" fo:country="GB"/>
    </style:style>
    <style:style style:name="TableRow734" style:family="table-row">
      <style:table-row-properties style:min-row-height="0.2201in" style:use-optimal-row-height="false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style:snap-to-layout-grid="false"/>
      <style:text-properties fo:language="en" fo:country="GB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style:snap-to-layout-grid="false"/>
    </style:style>
    <style:style style:name="T739" style:parent-style-name="Fuentedepárrafopredeter." style:family="text">
      <style:text-properties fo:language="en" fo:country="GB"/>
    </style:style>
    <style:style style:name="T740" style:parent-style-name="Fuentedepárrafopredeter." style:family="text">
      <style:text-properties fo:language="en" fo:country="GB"/>
    </style:style>
    <style:style style:name="T741" style:parent-style-name="Fuentedepárrafopredeter." style:family="text">
      <style:text-properties fo:language="en" fo:country="GB"/>
    </style:style>
    <style:style style:name="P742" style:parent-style-name="Standard" style:family="paragraph">
      <style:paragraph-properties style:snap-to-layout-grid="false"/>
      <style:text-properties fo:language="en" fo:country="GB"/>
    </style:style>
    <style:style style:name="TableColumn744" style:family="table-column">
      <style:table-column-properties style:column-width="1.0625in" style:use-optimal-column-width="false"/>
    </style:style>
    <style:style style:name="TableColumn745" style:family="table-column">
      <style:table-column-properties style:column-width="1.4375in" style:use-optimal-column-width="false"/>
    </style:style>
    <style:style style:name="TableColumn746" style:family="table-column">
      <style:table-column-properties style:column-width="2.3638in" style:use-optimal-column-width="false"/>
    </style:style>
    <style:style style:name="Table743" style:family="table">
      <style:table-properties style:width="4.8638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fo:font-weight="bold" style:font-weight-asian="bold" style:font-weight-complex="bold"/>
    </style:style>
    <style:style style:name="TableCell7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/>
    </style:style>
    <style:style style:name="TableCell7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font-weight="bold" style:font-weight-asian="bold" style:font-weight-complex="bold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fo:font-weight="bold" style:font-weight-asian="bold" style:font-weight-complex="bold"/>
    </style:style>
    <style:style style:name="TableCell7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3" style:parent-style-name="Standard" style:family="paragraph">
      <style:paragraph-properties style:snap-to-layout-grid="false"/>
      <style:text-properties fo:language="en" fo:country="GB"/>
    </style:style>
    <style:style style:name="P764" style:parent-style-name="Standard" style:list-style-name="LFO6" style:family="paragraph">
      <style:paragraph-properties style:snap-to-layout-grid="false"/>
      <style:text-properties fo:language="en" fo:country="GB"/>
    </style:style>
    <style:style style:name="P765" style:parent-style-name="Standard" style:family="paragraph">
      <style:paragraph-properties style:snap-to-layout-grid="false"/>
      <style:text-properties fo:language="en" fo:country="GB"/>
    </style:style>
    <style:style style:name="P766" style:parent-style-name="Standard" style:family="paragraph">
      <style:paragraph-properties style:snap-to-layout-grid="false"/>
      <style:text-properties fo:language="en" fo:country="GB"/>
    </style:style>
    <style:style style:name="P767" style:parent-style-name="Standard" style:family="paragraph">
      <style:paragraph-properties style:snap-to-layout-grid="false"/>
      <style:text-properties fo:language="en" fo:country="GB"/>
    </style:style>
    <style:style style:name="P768" style:parent-style-name="Standard" style:family="paragraph">
      <style:text-properties fo:font-weight="bold" style:font-weight-asian="bold" fo:language="en" fo:country="GB"/>
    </style:style>
    <style:style style:name="P76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77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771" style:parent-style-name="Standard" style:family="paragraph">
      <style:text-properties fo:font-weight="bold" style:font-weight-asian="bold" fo:language="en" fo:country="GB"/>
    </style:style>
    <style:style style:name="P77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77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77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776" style:family="table-column">
      <style:table-column-properties style:column-width="1.0486in" style:use-optimal-column-width="false"/>
    </style:style>
    <style:style style:name="TableColumn777" style:family="table-column">
      <style:table-column-properties style:column-width="2.4986in" style:use-optimal-column-width="false"/>
    </style:style>
    <style:style style:name="TableColumn778" style:family="table-column">
      <style:table-column-properties style:column-width="0.9201in" style:use-optimal-column-width="false"/>
    </style:style>
    <style:style style:name="TableColumn779" style:family="table-column">
      <style:table-column-properties style:column-width="1.5951in" style:use-optimal-column-width="false"/>
    </style:style>
    <style:style style:name="Table775" style:family="table">
      <style:table-properties style:width="6.0625in" fo:margin-left="-0.0784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782" style:parent-style-name="Standard" style:family="paragraph">
      <style:text-properties fo:font-weight="bold" style:font-weight-asian="bold" fo:language="en" fo:country="GB"/>
    </style:style>
    <style:style style:name="TableCell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Standard" style:family="paragraph">
      <style:paragraph-properties style:snap-to-layout-grid="false"/>
    </style:style>
    <style:style style:name="T785" style:parent-style-name="Fuentedepárrafopredeter." style:family="text">
      <style:text-properties fo:font-weight="bold" style:font-weight-asian="bold" fo:language="en" fo:country="GB"/>
    </style:style>
    <style:style style:name="T786" style:parent-style-name="Fuentedepárrafopredeter." style:family="text">
      <style:text-properties fo:font-weight="bold" style:font-weight-asian="bold" fo:language="en" fo:country="GB"/>
    </style:style>
    <style:style style:name="TableCell78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788" style:parent-style-name="Standard" style:family="paragraph">
      <style:text-properties fo:font-weight="bold" style:font-weight-asian="bold" fo:language="en" fo:country="GB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793" style:parent-style-name="Standard" style:family="paragraph">
      <style:text-properties fo:font-weight="bold" style:font-weight-asian="bold" fo:language="en" fo:country="GB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796" style:family="table-row">
      <style:table-row-properties style:min-row-height="0.0951in" style:use-optimal-row-height="false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8" style:parent-style-name="Standard" style:family="paragraph">
      <style:text-properties fo:font-weight="bold" style:font-weight-asian="bold" fo:language="en" fo:country="GB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style:snap-to-layout-grid="false"/>
    </style:style>
    <style:style style:name="T801" style:parent-style-name="Fuentedepárrafopredeter." style:family="text">
      <style:text-properties fo:font-weight="bold" style:font-weight-asian="bold" fo:language="en" fo:country="GB"/>
    </style:style>
    <style:style style:name="TableRow802" style:family="table-row">
      <style:table-row-properties style:min-row-height="0.2201in" style:use-optimal-row-height="false"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4" style:parent-style-name="Standard" style:family="paragraph">
      <style:paragraph-properties style:snap-to-layout-grid="false"/>
      <style:text-properties fo:language="en" fo:country="GB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style:snap-to-layout-grid="false"/>
    </style:style>
    <style:style style:name="T807" style:parent-style-name="Fuentedepárrafopredeter." style:family="text">
      <style:text-properties fo:language="en" fo:country="GB"/>
    </style:style>
    <style:style style:name="T808" style:parent-style-name="Fuentedepárrafopredeter." style:family="text">
      <style:text-properties fo:language="en" fo:country="GB"/>
    </style:style>
    <style:style style:name="T809" style:parent-style-name="Fuentedepárrafopredeter." style:family="text">
      <style:text-properties fo:language="en" fo:country="GB"/>
    </style:style>
    <style:style style:name="P810" style:parent-style-name="Standard" style:family="paragraph">
      <style:paragraph-properties style:snap-to-layout-grid="false"/>
      <style:text-properties fo:language="en" fo:country="GB"/>
    </style:style>
    <style:style style:name="TableColumn812" style:family="table-column">
      <style:table-column-properties style:column-width="1.0625in" style:use-optimal-column-width="false"/>
    </style:style>
    <style:style style:name="TableColumn813" style:family="table-column">
      <style:table-column-properties style:column-width="1.4375in" style:use-optimal-column-width="false"/>
    </style:style>
    <style:style style:name="TableColumn814" style:family="table-column">
      <style:table-column-properties style:column-width="2.3638in" style:use-optimal-column-width="false"/>
    </style:style>
    <style:style style:name="Table811" style:family="table">
      <style:table-properties style:width="4.8638in" fo:margin-left="0in" table:align="lef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fo:font-weight="bold" style:font-weight-asian="bold" style:font-weight-complex="bold"/>
    </style:style>
    <style:style style:name="TableCell8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fo:font-weight="bold" style:font-weight-asian="bold" style:font-weight-complex="bold"/>
    </style:style>
    <style:style style:name="TableCell8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fo:font-weight="bold" style:font-weight-asian="bold" style:font-weight-complex="bold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0" style:parent-style-name="Standard" style:family="paragraph">
      <style:paragraph-properties style:snap-to-layout-grid="false"/>
      <style:text-properties fo:language="en" fo:country="GB"/>
    </style:style>
    <style:style style:name="P831" style:parent-style-name="Standard" style:list-style-name="LFO6" style:family="paragraph">
      <style:paragraph-properties style:snap-to-layout-grid="false"/>
      <style:text-properties fo:language="en" fo:country="GB"/>
    </style:style>
    <style:style style:name="P832" style:parent-style-name="Standard" style:list-style-name="LFO6" style:family="paragraph">
      <style:paragraph-properties style:snap-to-layout-grid="false"/>
      <style:text-properties fo:language="en" fo:country="GB"/>
    </style:style>
    <style:style style:name="P833" style:parent-style-name="Standard" style:family="paragraph">
      <style:paragraph-properties style:snap-to-layout-grid="false"/>
      <style:text-properties fo:language="en" fo:country="GB"/>
    </style:style>
    <style:style style:name="P834" style:parent-style-name="Standard" style:family="paragraph">
      <style:paragraph-properties style:snap-to-layout-grid="false"/>
      <style:text-properties fo:language="en" fo:country="GB"/>
    </style:style>
    <style:style style:name="P835" style:parent-style-name="Standard" style:family="paragraph">
      <style:paragraph-properties style:snap-to-layout-grid="false"/>
      <style:text-properties fo:language="en" fo:country="GB"/>
    </style:style>
    <style:style style:name="P83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838" style:family="table-column">
      <style:table-column-properties style:column-width="1.0486in" style:use-optimal-column-width="false"/>
    </style:style>
    <style:style style:name="TableColumn839" style:family="table-column">
      <style:table-column-properties style:column-width="2.4986in" style:use-optimal-column-width="false"/>
    </style:style>
    <style:style style:name="TableColumn840" style:family="table-column">
      <style:table-column-properties style:column-width="0.9201in" style:use-optimal-column-width="false"/>
    </style:style>
    <style:style style:name="TableColumn841" style:family="table-column">
      <style:table-column-properties style:column-width="1.5951in" style:use-optimal-column-width="false"/>
    </style:style>
    <style:style style:name="Table837" style:family="table">
      <style:table-properties style:width="6.0625in" fo:margin-left="-0.0784in" table:align="lef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844" style:parent-style-name="Standard" style:family="paragraph">
      <style:text-properties fo:font-weight="bold" style:font-weight-asian="bold" fo:language="en" fo:country="GB"/>
    </style:style>
    <style:style style:name="TableCell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6" style:parent-style-name="Standard" style:family="paragraph">
      <style:paragraph-properties style:snap-to-layout-grid="false"/>
    </style:style>
    <style:style style:name="T847" style:parent-style-name="Fuentedepárrafopredeter." style:family="text">
      <style:text-properties fo:font-weight="bold" style:font-weight-asian="bold" fo:language="en" fo:country="GB"/>
    </style:style>
    <style:style style:name="T848" style:parent-style-name="Fuentedepárrafopredeter." style:family="text">
      <style:text-properties fo:font-weight="bold" style:font-weight-asian="bold" fo:language="en" fo:country="GB"/>
    </style:style>
    <style:style style:name="TableCell84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850" style:parent-style-name="Standard" style:family="paragraph">
      <style:text-properties fo:font-weight="bold" style:font-weight-asian="bold" fo:language="en" fo:country="GB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855" style:parent-style-name="Standard" style:family="paragraph">
      <style:text-properties fo:font-weight="bold" style:font-weight-asian="bold" fo:language="en" fo:country="GB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858" style:family="table-row">
      <style:table-row-properties style:min-row-height="0.0951in" style:use-optimal-row-height="false"/>
    </style:style>
    <style:style style:name="TableCell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0" style:parent-style-name="Standard" style:family="paragraph">
      <style:text-properties fo:font-weight="bold" style:font-weight-asian="bold" fo:language="en" fo:country="GB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style:snap-to-layout-grid="false"/>
    </style:style>
    <style:style style:name="T863" style:parent-style-name="Fuentedepárrafopredeter." style:family="text">
      <style:text-properties fo:font-weight="bold" style:font-weight-asian="bold" fo:language="en" fo:country="GB"/>
    </style:style>
    <style:style style:name="TableRow864" style:family="table-row">
      <style:table-row-properties style:min-row-height="0.2201in" style:use-optimal-row-height="false"/>
    </style:style>
    <style:style style:name="TableCell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6" style:parent-style-name="Standard" style:family="paragraph">
      <style:paragraph-properties style:snap-to-layout-grid="false"/>
      <style:text-properties fo:language="en" fo:country="GB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style:snap-to-layout-grid="false"/>
    </style:style>
    <style:style style:name="T869" style:parent-style-name="Fuentedepárrafopredeter." style:family="text">
      <style:text-properties fo:language="en" fo:country="GB"/>
    </style:style>
    <style:style style:name="T870" style:parent-style-name="Fuentedepárrafopredeter." style:family="text">
      <style:text-properties fo:language="en" fo:country="GB"/>
    </style:style>
    <style:style style:name="T871" style:parent-style-name="Fuentedepárrafopredeter." style:family="text">
      <style:text-properties fo:language="en" fo:country="GB"/>
    </style:style>
    <style:style style:name="T872" style:parent-style-name="Fuentedepárrafopredeter." style:family="text">
      <style:text-properties fo:language="en" fo:country="GB"/>
    </style:style>
    <style:style style:name="T873" style:parent-style-name="Fuentedepárrafopredeter." style:family="text">
      <style:text-properties fo:language="en" fo:country="GB"/>
    </style:style>
    <style:style style:name="T874" style:parent-style-name="Fuentedepárrafopredeter." style:family="text">
      <style:text-properties fo:language="en" fo:country="GB"/>
    </style:style>
    <style:style style:name="T875" style:parent-style-name="Fuentedepárrafopredeter." style:family="text">
      <style:text-properties fo:language="en" fo:country="GB"/>
    </style:style>
    <style:style style:name="P876" style:parent-style-name="Standard" style:family="paragraph">
      <style:paragraph-properties style:snap-to-layout-grid="false"/>
      <style:text-properties fo:language="en" fo:country="GB"/>
    </style:style>
    <style:style style:name="TableColumn878" style:family="table-column">
      <style:table-column-properties style:column-width="1.0625in" style:use-optimal-column-width="false"/>
    </style:style>
    <style:style style:name="TableColumn879" style:family="table-column">
      <style:table-column-properties style:column-width="1.4375in" style:use-optimal-column-width="false"/>
    </style:style>
    <style:style style:name="TableColumn880" style:family="table-column">
      <style:table-column-properties style:column-width="2.3638in" style:use-optimal-column-width="false"/>
    </style:style>
    <style:style style:name="Table877" style:family="table">
      <style:table-properties style:width="4.8638in" fo:margin-left="0in" table:align="lef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fo:font-weight="bold" style:font-weight-asian="bold" style:font-weight-complex="bold"/>
    </style:style>
    <style:style style:name="TableCell8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weight="bold" style:font-weight-asian="bold" style:font-weight-complex="bold"/>
    </style:style>
    <style:style style:name="TableCell8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fo:font-weight="bold" style:font-weight-asian="bold" style:font-weight-complex="bold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2" style:parent-style-name="Standard" style:family="paragraph">
      <style:paragraph-properties style:snap-to-layout-grid="false"/>
      <style:text-properties fo:language="en" fo:country="GB"/>
    </style:style>
    <style:style style:name="P893" style:parent-style-name="Standard" style:list-style-name="LFO6" style:family="paragraph">
      <style:paragraph-properties style:snap-to-layout-grid="false"/>
      <style:text-properties fo:language="en" fo:country="GB"/>
    </style:style>
    <style:style style:name="P894" style:parent-style-name="Standard" style:family="paragraph">
      <style:paragraph-properties style:snap-to-layout-grid="false" fo:margin-left="0.25in">
        <style:tab-stops/>
      </style:paragraph-properties>
      <style:text-properties fo:language="en" fo:country="GB"/>
    </style:style>
    <style:style style:name="P895" style:parent-style-name="Standard" style:family="paragraph">
      <style:paragraph-properties style:snap-to-layout-grid="false"/>
      <style:text-properties fo:language="en" fo:country="GB"/>
    </style:style>
    <style:style style:name="P896" style:parent-style-name="Standard" style:family="paragraph">
      <style:paragraph-properties style:snap-to-layout-grid="false"/>
      <style:text-properties fo:language="en" fo:country="GB"/>
    </style:style>
    <style:style style:name="P897" style:parent-style-name="Standard" style:family="paragraph">
      <style:paragraph-properties style:snap-to-layout-grid="false"/>
      <style:text-properties fo:language="en" fo:country="GB"/>
    </style:style>
    <style:style style:name="P89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89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90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90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903" style:family="table-column">
      <style:table-column-properties style:column-width="1.0486in" style:use-optimal-column-width="false"/>
    </style:style>
    <style:style style:name="TableColumn904" style:family="table-column">
      <style:table-column-properties style:column-width="2.4986in" style:use-optimal-column-width="false"/>
    </style:style>
    <style:style style:name="TableColumn905" style:family="table-column">
      <style:table-column-properties style:column-width="0.9201in" style:use-optimal-column-width="false"/>
    </style:style>
    <style:style style:name="TableColumn906" style:family="table-column">
      <style:table-column-properties style:column-width="1.5951in" style:use-optimal-column-width="false"/>
    </style:style>
    <style:style style:name="Table902" style:family="table">
      <style:table-properties style:width="6.0625in" fo:margin-left="-0.0784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09" style:parent-style-name="Standard" style:family="paragraph">
      <style:text-properties fo:font-weight="bold" style:font-weight-asian="bold" fo:language="en" fo:country="GB"/>
    </style:style>
    <style:style style:name="TableCell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1" style:parent-style-name="Standard" style:family="paragraph">
      <style:paragraph-properties style:snap-to-layout-grid="false"/>
    </style:style>
    <style:style style:name="T912" style:parent-style-name="Fuentedepárrafopredeter." style:family="text">
      <style:text-properties fo:font-weight="bold" style:font-weight-asian="bold" fo:language="en" fo:country="GB"/>
    </style:style>
    <style:style style:name="T913" style:parent-style-name="Fuentedepárrafopredeter." style:family="text">
      <style:text-properties fo:font-weight="bold" style:font-weight-asian="bold" fo:language="en" fo:country="GB"/>
    </style:style>
    <style:style style:name="TableCell9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15" style:parent-style-name="Standard" style:family="paragraph">
      <style:text-properties fo:font-weight="bold" style:font-weight-asian="bold" fo:language="en" fo:country="GB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20" style:parent-style-name="Standard" style:family="paragraph">
      <style:text-properties fo:font-weight="bold" style:font-weight-asian="bold" fo:language="en" fo:country="GB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923" style:family="table-row">
      <style:table-row-properties style:min-row-height="0.0951in" style:use-optimal-row-height="false"/>
    </style:style>
    <style:style style:name="TableCell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5" style:parent-style-name="Standard" style:family="paragraph">
      <style:text-properties fo:font-weight="bold" style:font-weight-asian="bold" fo:language="en" fo:country="GB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style:snap-to-layout-grid="false"/>
    </style:style>
    <style:style style:name="T928" style:parent-style-name="Fuentedepárrafopredeter." style:family="text">
      <style:text-properties fo:font-weight="bold" style:font-weight-asian="bold" fo:language="en" fo:country="GB"/>
    </style:style>
    <style:style style:name="T929" style:parent-style-name="Fuentedepárrafopredeter." style:family="text">
      <style:text-properties fo:font-weight="bold" style:font-weight-asian="bold" fo:language="en" fo:country="GB"/>
    </style:style>
    <style:style style:name="TableRow930" style:family="table-row">
      <style:table-row-properties style:min-row-height="0.2201in" style:use-optimal-row-height="false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style:snap-to-layout-grid="false"/>
      <style:text-properties fo:language="en" fo:country="GB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paragraph-properties style:snap-to-layout-grid="false"/>
    </style:style>
    <style:style style:name="T935" style:parent-style-name="Fuentedepárrafopredeter." style:family="text">
      <style:text-properties fo:language="en" fo:country="GB"/>
    </style:style>
    <style:style style:name="T936" style:parent-style-name="Fuentedepárrafopredeter." style:family="text">
      <style:text-properties fo:language="en" fo:country="GB"/>
    </style:style>
    <style:style style:name="T937" style:parent-style-name="Fuentedepárrafopredeter." style:family="text">
      <style:text-properties fo:language="en" fo:country="GB"/>
    </style:style>
    <style:style style:name="P938" style:parent-style-name="Standard" style:family="paragraph">
      <style:paragraph-properties style:snap-to-layout-grid="false"/>
      <style:text-properties fo:language="en" fo:country="GB"/>
    </style:style>
    <style:style style:name="TableColumn940" style:family="table-column">
      <style:table-column-properties style:column-width="1.0625in" style:use-optimal-column-width="false"/>
    </style:style>
    <style:style style:name="TableColumn941" style:family="table-column">
      <style:table-column-properties style:column-width="1.4375in" style:use-optimal-column-width="false"/>
    </style:style>
    <style:style style:name="TableColumn942" style:family="table-column">
      <style:table-column-properties style:column-width="2.3638in" style:use-optimal-column-width="false"/>
    </style:style>
    <style:style style:name="Table939" style:family="table">
      <style:table-properties style:width="4.8638in" fo:margin-left="0in" table:align="lef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fo:font-weight="bold" style:font-weight-asian="bold" style:font-weight-complex="bold"/>
    </style:style>
    <style:style style:name="TableCell9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fo:font-weight="bold" style:font-weight-asian="bold" style:font-weight-complex="bold"/>
    </style:style>
    <style:style style:name="TableCell9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font-weight="bold" style:font-weight-asian="bold" style:font-weight-complex="bold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62" style:parent-style-name="Standard" style:family="paragraph">
      <style:paragraph-properties style:snap-to-layout-grid="false"/>
      <style:text-properties fo:language="en" fo:country="GB"/>
    </style:style>
    <style:style style:name="P963" style:parent-style-name="Standard" style:list-style-name="LFO6" style:family="paragraph">
      <style:paragraph-properties style:snap-to-layout-grid="false"/>
      <style:text-properties fo:language="en" fo:country="GB"/>
    </style:style>
    <style:style style:name="P964" style:parent-style-name="Standard" style:family="paragraph">
      <style:paragraph-properties style:snap-to-layout-grid="false"/>
      <style:text-properties fo:language="en" fo:country="GB"/>
    </style:style>
    <style:style style:name="P965" style:parent-style-name="Standard" style:list-style-name="LFO6" style:family="paragraph">
      <style:paragraph-properties style:snap-to-layout-grid="false"/>
      <style:text-properties fo:language="en" fo:country="GB"/>
    </style:style>
    <style:style style:name="P966" style:parent-style-name="Standard" style:family="paragraph">
      <style:paragraph-properties style:snap-to-layout-grid="false"/>
      <style:text-properties fo:language="en" fo:country="GB"/>
    </style:style>
    <style:style style:name="P967" style:parent-style-name="Standard" style:family="paragraph">
      <style:paragraph-properties style:snap-to-layout-grid="false"/>
      <style:text-properties fo:language="en" fo:country="GB"/>
    </style:style>
    <style:style style:name="P968" style:parent-style-name="Standard" style:family="paragraph">
      <style:paragraph-properties style:snap-to-layout-grid="false"/>
      <style:text-properties fo:language="en" fo:country="GB"/>
    </style:style>
    <style:style style:name="P969" style:parent-style-name="Standard" style:family="paragraph">
      <style:text-properties fo:language="en" fo:country="GB"/>
    </style:style>
    <style:style style:name="P97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97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973" style:family="table-column">
      <style:table-column-properties style:column-width="1.0486in" style:use-optimal-column-width="false"/>
    </style:style>
    <style:style style:name="TableColumn974" style:family="table-column">
      <style:table-column-properties style:column-width="2.4986in" style:use-optimal-column-width="false"/>
    </style:style>
    <style:style style:name="TableColumn975" style:family="table-column">
      <style:table-column-properties style:column-width="0.9201in" style:use-optimal-column-width="false"/>
    </style:style>
    <style:style style:name="TableColumn976" style:family="table-column">
      <style:table-column-properties style:column-width="1.5951in" style:use-optimal-column-width="false"/>
    </style:style>
    <style:style style:name="Table972" style:family="table">
      <style:table-properties style:width="6.0625in" fo:margin-left="-0.0784in" table:align="lef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79" style:parent-style-name="Standard" style:family="paragraph">
      <style:text-properties fo:font-weight="bold" style:font-weight-asian="bold" fo:language="en" fo:country="GB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style:snap-to-layout-grid="false"/>
    </style:style>
    <style:style style:name="T982" style:parent-style-name="Fuentedepárrafopredeter." style:family="text">
      <style:text-properties fo:font-weight="bold" style:font-weight-asian="bold" fo:language="en" fo:country="GB"/>
    </style:style>
    <style:style style:name="TableCell98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84" style:parent-style-name="Standard" style:family="paragraph">
      <style:text-properties fo:font-weight="bold" style:font-weight-asian="bold" fo:language="en" fo:country="GB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89" style:parent-style-name="Standard" style:family="paragraph">
      <style:text-properties fo:font-weight="bold" style:font-weight-asian="bold" fo:language="en" fo:country="GB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992" style:family="table-row">
      <style:table-row-properties style:min-row-height="0.0951in" style:use-optimal-row-height="false"/>
    </style:style>
    <style:style style:name="TableCell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4" style:parent-style-name="Standard" style:family="paragraph">
      <style:text-properties fo:font-weight="bold" style:font-weight-asian="bold" fo:language="en" fo:country="GB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rd" style:family="paragraph">
      <style:paragraph-properties style:snap-to-layout-grid="false"/>
    </style:style>
    <style:style style:name="T997" style:parent-style-name="Fuentedepárrafopredeter." style:family="text">
      <style:text-properties fo:font-weight="bold" style:font-weight-asian="bold" fo:language="en" fo:country="GB"/>
    </style:style>
    <style:style style:name="TableRow998" style:family="table-row">
      <style:table-row-properties style:min-row-height="1.9652in" style:use-optimal-row-height="false"/>
    </style:style>
    <style:style style:name="TableCell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0" style:parent-style-name="Standard" style:family="paragraph">
      <style:paragraph-properties style:snap-to-layout-grid="false"/>
      <style:text-properties fo:language="en" fo:country="GB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style:snap-to-layout-grid="false"/>
    </style:style>
    <style:style style:name="T1003" style:parent-style-name="Fuentedepárrafopredeter." style:family="text">
      <style:text-properties fo:language="en" fo:country="GB"/>
    </style:style>
    <style:style style:name="T1004" style:parent-style-name="Fuentedepárrafopredeter." style:family="text">
      <style:text-properties fo:language="en" fo:country="GB"/>
    </style:style>
    <style:style style:name="T1005" style:parent-style-name="Fuentedepárrafopredeter." style:family="text">
      <style:text-properties fo:language="en" fo:country="GB"/>
    </style:style>
    <style:style style:name="P1006" style:parent-style-name="Standard" style:family="paragraph">
      <style:paragraph-properties style:snap-to-layout-grid="false"/>
      <style:text-properties fo:language="en" fo:country="GB"/>
    </style:style>
    <style:style style:name="TableColumn1008" style:family="table-column">
      <style:table-column-properties style:column-width="1.0625in" style:use-optimal-column-width="false"/>
    </style:style>
    <style:style style:name="TableColumn1009" style:family="table-column">
      <style:table-column-properties style:column-width="1.4375in" style:use-optimal-column-width="false"/>
    </style:style>
    <style:style style:name="TableColumn1010" style:family="table-column">
      <style:table-column-properties style:column-width="2.3638in" style:use-optimal-column-width="false"/>
    </style:style>
    <style:style style:name="Table1007" style:family="table">
      <style:table-properties style:width="4.8638in" fo:margin-left="0in" table:align="lef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fo:font-weight="bold" style:font-weight-asian="bold" style:font-weight-complex="bold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fo:font-weight="bold" style:font-weight-asian="bold" style:font-weight-complex="bold"/>
    </style:style>
    <style:style style:name="TableCell10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fo:font-weight="bold" style:font-weight-asian="bold" style:font-weight-complex="bold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0" style:parent-style-name="Standard" style:family="paragraph">
      <style:paragraph-properties style:snap-to-layout-grid="false"/>
      <style:text-properties fo:language="en" fo:country="GB"/>
    </style:style>
    <style:style style:name="P1031" style:parent-style-name="Standard" style:list-style-name="LFO7" style:family="paragraph">
      <style:paragraph-properties style:snap-to-layout-grid="false"/>
      <style:text-properties fo:language="en" fo:country="GB"/>
    </style:style>
    <style:style style:name="P1032" style:parent-style-name="Standard" style:family="paragraph">
      <style:paragraph-properties style:snap-to-layout-grid="false"/>
      <style:text-properties fo:language="en" fo:country="GB"/>
    </style:style>
    <style:style style:name="P1033" style:parent-style-name="Standard" style:family="paragraph">
      <style:paragraph-properties style:snap-to-layout-grid="false"/>
      <style:text-properties fo:language="en" fo:country="GB"/>
    </style:style>
    <style:style style:name="P1034" style:parent-style-name="Standard" style:family="paragraph">
      <style:text-properties fo:language="en" fo:country="GB"/>
    </style:style>
    <style:style style:name="P103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03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037" style:parent-style-name="Standard" style:family="paragraph">
      <style:text-properties fo:font-weight="bold" style:font-weight-asian="bold" fo:language="en" fo:country="GB"/>
    </style:style>
    <style:style style:name="TableColumn1039" style:family="table-column">
      <style:table-column-properties style:column-width="1.0486in" style:use-optimal-column-width="false"/>
    </style:style>
    <style:style style:name="TableColumn1040" style:family="table-column">
      <style:table-column-properties style:column-width="2.4986in" style:use-optimal-column-width="false"/>
    </style:style>
    <style:style style:name="TableColumn1041" style:family="table-column">
      <style:table-column-properties style:column-width="0.9201in" style:use-optimal-column-width="false"/>
    </style:style>
    <style:style style:name="TableColumn1042" style:family="table-column">
      <style:table-column-properties style:column-width="1.5951in" style:use-optimal-column-width="false"/>
    </style:style>
    <style:style style:name="Table1038" style:family="table">
      <style:table-properties style:width="6.0625in" fo:margin-left="-0.0784in" table:align="lef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45" style:parent-style-name="Standard" style:family="paragraph">
      <style:text-properties fo:font-weight="bold" style:font-weight-asian="bold" fo:language="en" fo:country="GB"/>
    </style:style>
    <style:style style:name="TableCell1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7" style:parent-style-name="Standard" style:family="paragraph">
      <style:paragraph-properties style:snap-to-layout-grid="false"/>
    </style:style>
    <style:style style:name="T1048" style:parent-style-name="Fuentedepárrafopredeter." style:family="text">
      <style:text-properties fo:font-weight="bold" style:font-weight-asian="bold" fo:language="en" fo:country="GB"/>
    </style:style>
    <style:style style:name="TableCell104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50" style:parent-style-name="Standard" style:family="paragraph">
      <style:text-properties fo:font-weight="bold" style:font-weight-asian="bold" fo:language="en" fo:country="GB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55" style:parent-style-name="Standard" style:family="paragraph">
      <style:text-properties fo:font-weight="bold" style:font-weight-asian="bold" fo:language="en" fo:country="GB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058" style:family="table-row">
      <style:table-row-properties style:min-row-height="0.0951in" style:use-optimal-row-height="false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0" style:parent-style-name="Standard" style:family="paragraph">
      <style:text-properties fo:font-weight="bold" style:font-weight-asian="bold" fo:language="en" fo:country="GB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style:snap-to-layout-grid="false"/>
    </style:style>
    <style:style style:name="T1063" style:parent-style-name="Fuentedepárrafopredeter." style:family="text">
      <style:text-properties fo:font-weight="bold" style:font-weight-asian="bold" fo:language="en" fo:country="GB"/>
    </style:style>
    <style:style style:name="TableRow1064" style:family="table-row">
      <style:table-row-properties style:min-row-height="0.2201in" style:use-optimal-row-height="false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6" style:parent-style-name="Standard" style:family="paragraph">
      <style:paragraph-properties style:snap-to-layout-grid="false"/>
      <style:text-properties fo:language="en" fo:country="GB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style:snap-to-layout-grid="false"/>
    </style:style>
    <style:style style:name="T1069" style:parent-style-name="Fuentedepárrafopredeter." style:family="text">
      <style:text-properties fo:language="en" fo:country="GB"/>
    </style:style>
    <style:style style:name="P1070" style:parent-style-name="Standard" style:family="paragraph">
      <style:paragraph-properties style:snap-to-layout-grid="false"/>
      <style:text-properties fo:language="en" fo:country="GB"/>
    </style:style>
    <style:style style:name="TableColumn1072" style:family="table-column">
      <style:table-column-properties style:column-width="1.1979in" style:use-optimal-column-width="false"/>
    </style:style>
    <style:style style:name="TableColumn1073" style:family="table-column">
      <style:table-column-properties style:column-width="1.302in" style:use-optimal-column-width="false"/>
    </style:style>
    <style:style style:name="TableColumn1074" style:family="table-column">
      <style:table-column-properties style:column-width="2.3638in" style:use-optimal-column-width="false"/>
    </style:style>
    <style:style style:name="Table1071" style:family="table">
      <style:table-properties style:width="4.8638in" fo:margin-left="0in" table:align="lef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fo:font-weight="bold" style:font-weight-asian="bold" style:font-weight-complex="bold"/>
    </style:style>
    <style:style style:name="TableCell10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fo:font-weight="bold" style:font-weight-asian="bold" style:font-weight-complex="bold"/>
    </style:style>
    <style:style style:name="TableCell10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fo:font-weight="bold" style:font-weight-asian="bold" style:font-weight-complex="bold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6" style:parent-style-name="Standard" style:family="paragraph">
      <style:paragraph-properties style:snap-to-layout-grid="false"/>
      <style:text-properties fo:language="en" fo:country="GB"/>
    </style:style>
    <style:style style:name="P1107" style:parent-style-name="Standard" style:family="paragraph">
      <style:paragraph-properties style:snap-to-layout-grid="false"/>
      <style:text-properties fo:language="en" fo:country="GB"/>
    </style:style>
    <style:style style:name="P1108" style:parent-style-name="Standard" style:family="paragraph">
      <style:paragraph-properties style:snap-to-layout-grid="false"/>
      <style:text-properties fo:language="en" fo:country="GB"/>
    </style:style>
    <style:style style:name="P1109" style:parent-style-name="Standard" style:family="paragraph">
      <style:paragraph-properties style:snap-to-layout-grid="false"/>
      <style:text-properties fo:language="en" fo:country="GB"/>
    </style:style>
    <style:style style:name="P1110" style:parent-style-name="Standard" style:family="paragraph">
      <style:paragraph-properties style:snap-to-layout-grid="false"/>
      <style:text-properties fo:language="en" fo:country="GB"/>
    </style:style>
    <style:style style:name="P1111" style:parent-style-name="Standard" style:family="paragraph">
      <style:paragraph-properties style:snap-to-layout-grid="false"/>
      <style:text-properties fo:language="en" fo:country="GB"/>
    </style:style>
    <style:style style:name="P1112" style:parent-style-name="Standard" style:family="paragraph">
      <style:paragraph-properties style:snap-to-layout-grid="false"/>
      <style:text-properties fo:language="en" fo:country="GB"/>
    </style:style>
    <style:style style:name="P1113" style:parent-style-name="Standard" style:family="paragraph">
      <style:paragraph-properties fo:margin-left="0.25in">
        <style:tab-stops/>
      </style:paragraph-properties>
    </style:style>
    <style:style style:name="P111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115" style:parent-style-name="Standard" style:family="paragraph">
      <style:text-properties fo:font-weight="bold" style:font-weight-asian="bold" fo:language="en" fo:country="GB"/>
    </style:style>
    <style:style style:name="TableColumn1117" style:family="table-column">
      <style:table-column-properties style:column-width="1.0486in" style:use-optimal-column-width="false"/>
    </style:style>
    <style:style style:name="TableColumn1118" style:family="table-column">
      <style:table-column-properties style:column-width="2.4986in" style:use-optimal-column-width="false"/>
    </style:style>
    <style:style style:name="TableColumn1119" style:family="table-column">
      <style:table-column-properties style:column-width="0.9201in" style:use-optimal-column-width="false"/>
    </style:style>
    <style:style style:name="TableColumn1120" style:family="table-column">
      <style:table-column-properties style:column-width="1.5951in" style:use-optimal-column-width="false"/>
    </style:style>
    <style:style style:name="Table1116" style:family="table">
      <style:table-properties style:width="6.0625in" fo:margin-left="-0.0784in" table:align="lef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3" style:parent-style-name="Standard" style:family="paragraph">
      <style:text-properties fo:font-weight="bold" style:font-weight-asian="bold" fo:language="en" fo:country="GB"/>
    </style:style>
    <style:style style:name="TableCell1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5" style:parent-style-name="Standard" style:family="paragraph">
      <style:paragraph-properties style:snap-to-layout-grid="false"/>
    </style:style>
    <style:style style:name="T1126" style:parent-style-name="Fuentedepárrafopredeter." style:family="text">
      <style:text-properties fo:font-weight="bold" style:font-weight-asian="bold" fo:language="en" fo:country="GB"/>
    </style:style>
    <style:style style:name="TableCell112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8" style:parent-style-name="Standard" style:family="paragraph">
      <style:text-properties fo:font-weight="bold" style:font-weight-asian="bold" fo:language="en" fo:country="GB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33" style:parent-style-name="Standard" style:family="paragraph">
      <style:text-properties fo:font-weight="bold" style:font-weight-asian="bold" fo:language="en" fo:country="GB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36" style:family="table-row">
      <style:table-row-properties style:min-row-height="0.0951in" style:use-optimal-row-height="false"/>
    </style:style>
    <style:style style:name="TableCell1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8" style:parent-style-name="Standard" style:family="paragraph">
      <style:text-properties fo:font-weight="bold" style:font-weight-asian="bold" fo:language="en" fo:country="GB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Standard" style:family="paragraph">
      <style:paragraph-properties style:snap-to-layout-grid="false"/>
    </style:style>
    <style:style style:name="T1141" style:parent-style-name="Fuentedepárrafopredeter." style:family="text">
      <style:text-properties fo:font-weight="bold" style:font-weight-asian="bold" fo:language="en" fo:country="GB"/>
    </style:style>
    <style:style style:name="TableRow1142" style:family="table-row">
      <style:table-row-properties style:min-row-height="0.2201in" style:use-optimal-row-height="false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4" style:parent-style-name="Standard" style:family="paragraph">
      <style:paragraph-properties style:snap-to-layout-grid="false"/>
      <style:text-properties fo:language="en" fo:country="GB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paragraph-properties style:snap-to-layout-grid="false"/>
    </style:style>
    <style:style style:name="T1147" style:parent-style-name="Fuentedepárrafopredeter." style:family="text">
      <style:text-properties fo:language="en" fo:country="GB"/>
    </style:style>
    <style:style style:name="P1148" style:parent-style-name="Standard" style:family="paragraph">
      <style:paragraph-properties style:snap-to-layout-grid="false"/>
      <style:text-properties fo:language="en" fo:country="GB"/>
    </style:style>
    <style:style style:name="TableColumn1150" style:family="table-column">
      <style:table-column-properties style:column-width="1.1979in" style:use-optimal-column-width="false"/>
    </style:style>
    <style:style style:name="TableColumn1151" style:family="table-column">
      <style:table-column-properties style:column-width="1.302in" style:use-optimal-column-width="false"/>
    </style:style>
    <style:style style:name="TableColumn1152" style:family="table-column">
      <style:table-column-properties style:column-width="2.3638in" style:use-optimal-column-width="false"/>
    </style:style>
    <style:style style:name="Table1149" style:family="table">
      <style:table-properties style:width="4.8638in" fo:margin-left="0in" table:align="lef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fo:font-weight="bold" style:font-weight-asian="bold" style:font-weight-complex="bold"/>
    </style:style>
    <style:style style:name="TableCell1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8" style:parent-style-name="Standard" style:family="paragraph">
      <style:paragraph-properties style:snap-to-layout-grid="false"/>
      <style:text-properties fo:language="en" fo:country="GB"/>
    </style:style>
    <style:style style:name="P1189" style:parent-style-name="Standard" style:family="paragraph">
      <style:paragraph-properties style:snap-to-layout-grid="false"/>
      <style:text-properties fo:language="en" fo:country="GB"/>
    </style:style>
    <style:style style:name="P1190" style:parent-style-name="Standard" style:family="paragraph">
      <style:paragraph-properties style:snap-to-layout-grid="false"/>
      <style:text-properties fo:language="en" fo:country="GB"/>
    </style:style>
    <style:style style:name="P1191" style:parent-style-name="Standard" style:family="paragraph">
      <style:paragraph-properties style:snap-to-layout-grid="false"/>
      <style:text-properties fo:language="en" fo:country="GB"/>
    </style:style>
    <style:style style:name="P1192" style:parent-style-name="Standard" style:family="paragraph">
      <style:paragraph-properties style:snap-to-layout-grid="false"/>
      <style:text-properties fo:language="en" fo:country="GB"/>
    </style:style>
    <style:style style:name="P1193" style:parent-style-name="Standard" style:family="paragraph">
      <style:paragraph-properties fo:margin-left="0.25in">
        <style:tab-stops/>
      </style:paragraph-properties>
    </style:style>
    <style:style style:name="P1194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HOSTCENTER S.A.</text:p>
      <text:p text:style-name="P23"><text:span text:style-name="T24">Documento de Requerimientos Desarrollador</text:span></text:p>
      <text:p text:style-name="P25">Versión 1.0.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53">HISTORIAL DE REVISIONES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Fecha</text:p>
          </table:table-cell>
          <table:table-cell table:style-name="TableCell63">
            <text:p text:style-name="P64">Versión</text:p>
          </table:table-cell>
          <table:table-cell table:style-name="TableCell65">
            <text:p text:style-name="P66">Descripción</text:p>
          </table:table-cell>
          <table:table-cell table:style-name="TableCell67">
            <text:p text:style-name="P68">Autor</text:p>
          </table:table-cell>
        </table:table-row>
        <table:table-row table:style-name="TableRow69">
          <table:table-cell table:style-name="TableCell70">
            <text:p text:style-name="P71">18/12/2020</text:p>
          </table:table-cell>
          <table:table-cell table:style-name="TableCell72">
            <text:p text:style-name="P73">1.0.</text:p>
          </table:table-cell>
          <table:table-cell table:style-name="TableCell74">
            <text:p text:style-name="P75">Elaboración del documento</text:p>
          </table:table-cell>
          <table:table-cell table:style-name="TableCell76">
            <text:list text:style-name="LFO2" text:continue-numbering="true">
              <text:list-item>
                <text:p text:style-name="P77">F.O.</text:p>
              </text:list-item>
              <text:list-item>
                <text:p text:style-name="P78">V.O.</text:p>
              </text:list-item>
              <text:list-item>
                <text:p text:style-name="P79">J.Z.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Standard"/>
      <text:soft-page-break/>
      <text:p text:style-name="P89">REQUERIMIENTOS NO FUNCIONALES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ID:</text:p>
          </table:table-cell>
          <table:table-cell table:style-name="TableCell109">
            <text:p text:style-name="P110">HOSTCENTER-RNF-01</text:p>
          </table:table-cell>
          <table:table-cell table:style-name="TableCell111">
            <text:p text:style-name="P112">Relación:</text:p>
          </table:table-cell>
          <table:table-cell table:style-name="TableCell113">
            <text:p text:style-name="P114">HOSTCENTER-001</text:p>
          </table:table-cell>
        </table:table-row>
        <table:table-row table:style-name="TableRow115">
          <table:table-cell table:style-name="TableCell116">
            <text:p text:style-name="P117">Descripción:</text:p>
          </table:table-cell>
          <table:table-cell table:style-name="TableCell118" table:number-columns-spanned="3">
            <text:p text:style-name="P119">Seguridad</text:p>
          </table:table-cell>
          <table:covered-table-cell/>
          <table:covered-table-cell/>
        </table:table-row>
        <table:table-row table:style-name="TableRow120">
          <table:table-cell table:style-name="TableCell121">
            <text:p text:style-name="P122"/>
            <text:p text:style-name="P123"/>
          </table:table-cell>
          <table:table-cell table:style-name="TableCell124" table:number-columns-spanned="3">
            <text:list text:style-name="LFO3" text:continue-numbering="true">
              <text:list-item>
                <text:p text:style-name="P125">Autenticación del usuario en el Sistema de Información mediante un usuario y contraseña.</text:p>
              </text:list-item>
            </text:list>
          </table:table-cell>
          <table:covered-table-cell/>
          <table:covered-table-cell/>
        </table:table-row>
      </table:table>
      <text:p text:style-name="P126"/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ID:</text:p>
          </table:table-cell>
          <table:table-cell table:style-name="TableCell136">
            <text:p text:style-name="P137">HOSTCENTER-RNF-02</text:p>
          </table:table-cell>
          <table:table-cell table:style-name="TableCell138">
            <text:p text:style-name="P139">Relación:</text:p>
          </table:table-cell>
          <table:table-cell table:style-name="TableCell140">
            <text:p text:style-name="P141">HOSTCENTER-002</text:p>
          </table:table-cell>
        </table:table-row>
        <table:table-row table:style-name="TableRow142">
          <table:table-cell table:style-name="TableCell143">
            <text:p text:style-name="P144">Descripción:</text:p>
          </table:table-cell>
          <table:table-cell table:style-name="TableCell145" table:number-columns-spanned="3">
            <text:p text:style-name="P146">Usabilidad</text:p>
          </table:table-cell>
          <table:covered-table-cell/>
          <table:covered-table-cell/>
        </table:table-row>
        <table:table-row table:style-name="TableRow147">
          <table:table-cell table:style-name="TableCell148">
            <text:p text:style-name="P149"/>
            <text:p text:style-name="P150"/>
          </table:table-cell>
          <table:table-cell table:style-name="TableCell151" table:number-columns-spanned="3">
            <text:list text:style-name="LFO3" text:continue-numbering="true">
              <text:list-item>
                <text:p text:style-name="P152">Debe ser fácil con ayuda de interfaz intuitivas<text:s/></text:p>
              </text:list-item>
            </text:list>
          </table:table-cell>
          <table:covered-table-cell/>
          <table:covered-table-cell/>
        </table:table-row>
      </table:table>
      <text:p text:style-name="P153"/>
      <text:p text:style-name="P154"/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ID:</text:p>
          </table:table-cell>
          <table:table-cell table:style-name="TableCell164">
            <text:p text:style-name="P165">HOSTCENTER-RNF-03</text:p>
          </table:table-cell>
          <table:table-cell table:style-name="TableCell166">
            <text:p text:style-name="P167">Relación:</text:p>
          </table:table-cell>
          <table:table-cell table:style-name="TableCell168">
            <text:p text:style-name="P169">HOSTCENTER-003</text:p>
          </table:table-cell>
        </table:table-row>
        <table:table-row table:style-name="TableRow170">
          <table:table-cell table:style-name="TableCell171">
            <text:p text:style-name="P172">Descripción:</text:p>
          </table:table-cell>
          <table:table-cell table:style-name="TableCell173" table:number-columns-spanned="3">
            <text:p text:style-name="P174">Portabilidad<text:s/>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/>
            <text:p text:style-name="P178"/>
          </table:table-cell>
          <table:table-cell table:style-name="TableCell179" table:number-columns-spanned="3">
            <text:list text:style-name="LFO3" text:continue-numbering="true">
              <text:list-item>
                <text:p text:style-name="P180">El Sistema debe brindar comodidad al usuario y otras áreas que trabajan o necesitan del área del personal.</text:p>
              </text:list-item>
            </text:list>
          </table:table-cell>
          <table:covered-table-cell/>
          <table:covered-table-cell/>
        </table:table-row>
      </table:table>
      <text:p text:style-name="P181"/>
      <text:p text:style-name="P182"/>
      <text:p text:style-name="P183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ID:</text:p>
          </table:table-cell>
          <table:table-cell table:style-name="TableCell192">
            <text:p text:style-name="P193">HOSTCENTER-RNF-04</text:p>
          </table:table-cell>
          <table:table-cell table:style-name="TableCell194">
            <text:p text:style-name="P195">Relación:</text:p>
          </table:table-cell>
          <table:table-cell table:style-name="TableCell196">
            <text:p text:style-name="P197">HOSTCENTER-004</text:p>
          </table:table-cell>
        </table:table-row>
        <table:table-row table:style-name="TableRow198">
          <table:table-cell table:style-name="TableCell199">
            <text:p text:style-name="P200">Descripción:</text:p>
          </table:table-cell>
          <table:table-cell table:style-name="TableCell201" table:number-columns-spanned="3">
            <text:p text:style-name="P202">Multiplataforma</text:p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/>
            <text:p text:style-name="P206"/>
          </table:table-cell>
          <table:table-cell table:style-name="TableCell207" table:number-columns-spanned="3">
            <text:list text:style-name="LFO3" text:continue-numbering="true">
              <text:list-item>
                <text:p text:style-name="P208">El Sistema debera funcionar en distintos tipos de sistemas operativos y plataformas de hardware.</text:p>
              </text:list-item>
            </text:list>
          </table:table-cell>
          <table:covered-table-cell/>
          <table:covered-table-cell/>
        </table:table-row>
      </table:table>
      <text:p text:style-name="P209"/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ID:</text:p>
          </table:table-cell>
          <table:table-cell table:style-name="TableCell219">
            <text:p text:style-name="P220">HOSTCENTER-RNF-05</text:p>
          </table:table-cell>
          <table:table-cell table:style-name="TableCell221">
            <text:p text:style-name="P222">Relación:</text:p>
          </table:table-cell>
          <table:table-cell table:style-name="TableCell223">
            <text:p text:style-name="P224">HOSTCENTER-005</text:p>
          </table:table-cell>
        </table:table-row>
        <table:table-row table:style-name="TableRow225">
          <table:table-cell table:style-name="TableCell226">
            <text:p text:style-name="P227">Descripción:</text:p>
          </table:table-cell>
          <table:table-cell table:style-name="TableCell228" table:number-columns-spanned="3">
            <text:p text:style-name="P229">Rendimiento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/>
            <text:p text:style-name="P233"/>
          </table:table-cell>
          <table:table-cell table:style-name="TableCell234" table:number-columns-spanned="3">
            <text:list text:style-name="LFO3" text:continue-numbering="true">
              <text:list-item>
                <text:p text:style-name="P235">El Sistema debera soportar el manejo de gran cantidad de información durante su proceso.</text:p>
              </text:list-item>
            </text:list>
          </table:table-cell>
          <table:covered-table-cell/>
          <table:covered-table-cell/>
        </table:table-row>
      </table:table>
      <text:p text:style-name="P236"/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ID:</text:p>
          </table:table-cell>
          <table:table-cell table:style-name="TableCell246">
            <text:p text:style-name="P247">HOSTCENTER-RNF-06</text:p>
          </table:table-cell>
          <table:table-cell table:style-name="TableCell248">
            <text:p text:style-name="P249">Relación:</text:p>
          </table:table-cell>
          <table:table-cell table:style-name="TableCell250">
            <text:p text:style-name="P251">HOSTCENTER-006</text:p>
          </table:table-cell>
        </table:table-row>
        <table:table-row table:style-name="TableRow252">
          <table:table-cell table:style-name="TableCell253">
            <text:p text:style-name="P254">Descripción:</text:p>
          </table:table-cell>
          <table:table-cell table:style-name="TableCell255" table:number-columns-spanned="3">
            <text:p text:style-name="P256">Desempeño</text:p>
          </table:table-cell>
          <table:covered-table-cell/>
          <table:covered-table-cell/>
        </table:table-row>
        <table:table-row table:style-name="TableRow257">
          <table:table-cell table:style-name="TableCell258">
            <text:p text:style-name="P259"/>
            <text:p text:style-name="P260"/>
          </table:table-cell>
          <table:table-cell table:style-name="TableCell261" table:number-columns-spanned="3">
            <text:list text:style-name="LFO3" text:continue-numbering="true">
              <text:list-item>
                <text:p text:style-name="P262">El Sistema no presentará problemas para su manejo de implementación.</text:p>
              </text:list-item>
            </text:list>
          </table:table-cell>
          <table:covered-table-cell/>
          <table:covered-table-cell/>
        </table:table-row>
      </table:table>
      <text:p text:style-name="P263"/>
      <text:p text:style-name="P264"/>
      <text:p text:style-name="P265"/>
      <text:p text:style-name="P266"/>
      <text:p text:style-name="P267"/>
      <text:p text:style-name="P268"/>
      <text:p text:style-name="P269">REQUERIMIENTOS FUNCIONALES</text:p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ID:</text:p>
          </table:table-cell>
          <table:table-cell table:style-name="TableCell279">
            <text:p text:style-name="P280">HOSTCENTER-RF-FVJ-01</text:p>
          </table:table-cell>
          <table:table-cell table:style-name="TableCell281">
            <text:p text:style-name="P282">Relación:</text:p>
          </table:table-cell>
          <table:table-cell table:style-name="TableCell283">
            <text:p text:style-name="P284">HOSTCENTER-001</text:p>
          </table:table-cell>
        </table:table-row>
        <table:table-row table:style-name="TableRow285">
          <table:table-cell table:style-name="TableCell286">
            <text:p text:style-name="P287">Prioridad</text:p>
          </table:table-cell>
          <table:table-cell table:style-name="TableCell288" table:number-columns-spanned="3">
            <text:p text:style-name="P289">OBLIGATORIO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Descripción:</text:p>
          </table:table-cell>
          <table:table-cell table:style-name="TableCell293" table:number-columns-spanned="3">
            <text:p text:style-name="P294">Autenticación de Usuario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 table:number-columns-spanned="3">
            <text:p text:style-name="P299"><text:span text:style-name="T300">Los datos para poder ingresar al Sistema de Información, son:</text:span></text:p>
            <text:p text:style-name="P301"/>
            <table:table table:style-name="Table302">
              <table:table-columns>
                <table:table-column table:style-name="TableColumn303"/>
                <table:table-column table:style-name="TableColumn304"/>
                <table:table-column table:style-name="TableColumn305"/>
              </table:table-columns>
              <table:table-row table:style-name="TableRow306">
                <table:table-cell table:style-name="TableCell307">
                  <text:p text:style-name="P308">Campo</text:p>
                </table:table-cell>
                <table:table-cell table:style-name="TableCell309">
                  <text:p text:style-name="P310">Tipo de Dato</text:p>
                </table:table-cell>
                <table:table-cell table:style-name="TableCell311">
                  <text:p text:style-name="P312">Observaciones</text:p>
                </table:table-cell>
              </table:table-row>
              <table:table-row table:style-name="TableRow313">
                <table:table-cell table:style-name="TableCell314">
                  <text:p text:style-name="TableContents">usuario</text:p>
                </table:table-cell>
                <table:table-cell table:style-name="TableCell315">
                  <text:p text:style-name="TableContents">VARCHAR(10)</text:p>
                </table:table-cell>
                <table:table-cell table:style-name="TableCell316">
                  <text:p text:style-name="TableContents">Alfanumérico; sin embargo, el primer carácter debe ser una letra (vocal o consonante).</text:p>
                </table:table-cell>
              </table:table-row>
              <table:table-row table:style-name="TableRow317">
                <table:table-cell table:style-name="TableCell318">
                  <text:p text:style-name="TableContents">clave</text:p>
                </table:table-cell>
                <table:table-cell table:style-name="TableCell319">
                  <text:p text:style-name="TableContents">VARCHAR(10)</text:p>
                </table:table-cell>
                <table:table-cell table:style-name="TableCell320">
                  <text:p text:style-name="TableContents">Alfanumérico y con caracteres especiales.</text:p>
                  <text:p text:style-name="TableContents">Siempre debe tener al menos un carácter con mayúscula, un número y un carácter especial.</text:p>
                </table:table-cell>
              </table:table-row>
            </table:table>
            <text:p text:style-name="P321"/>
          </table:table-cell>
          <table:covered-table-cell/>
          <table:covered-table-cell/>
        </table:table-row>
      </table:table>
      <text:p text:style-name="P322"/>
      <text:p text:style-name="P323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ID:</text:p>
          </table:table-cell>
          <table:table-cell table:style-name="TableCell332">
            <text:p text:style-name="P333">HOSTCENTER-RF-FVJ-01</text:p>
          </table:table-cell>
          <table:table-cell table:style-name="TableCell334">
            <text:p text:style-name="P335">Relación:</text:p>
          </table:table-cell>
          <table:table-cell table:style-name="TableCell336">
            <text:p text:style-name="P337">HOSTCENTER-002</text:p>
          </table:table-cell>
        </table:table-row>
        <table:table-row table:style-name="TableRow338">
          <table:table-cell table:style-name="TableCell339">
            <text:p text:style-name="P340">Prioridad</text:p>
          </table:table-cell>
          <table:table-cell table:style-name="TableCell341" table:number-columns-spanned="3">
            <text:p text:style-name="P342">OBLIGATORIO</text:p>
          </table:table-cell>
          <table:covered-table-cell/>
          <table:covered-table-cell/>
        </table:table-row>
        <table:table-row table:style-name="TableRow343">
          <table:table-cell table:style-name="TableCell344">
            <text:p text:style-name="P345">Descripción:</text:p>
          </table:table-cell>
          <table:table-cell table:style-name="TableCell346" table:number-columns-spanned="3">
            <text:p text:style-name="P347">Gestionar Usuario</text:p>
          </table:table-cell>
          <table:covered-table-cell/>
          <table:covered-table-cell/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 table:number-columns-spanned="3">
            <text:p text:style-name="P352"><text:span text:style-name="T353">Los datos para poder ingresar al Sistema de Información, son:</text:span></text:p>
            <text:p text:style-name="P354"/>
            <table:table table:style-name="Table355">
              <table:table-columns>
                <table:table-column table:style-name="TableColumn356"/>
                <table:table-column table:style-name="TableColumn357"/>
                <table:table-column table:style-name="TableColumn358"/>
              </table:table-columns>
              <table:table-row table:style-name="TableRow359">
                <table:table-cell table:style-name="TableCell360">
                  <text:p text:style-name="P361">Campo</text:p>
                </table:table-cell>
                <table:table-cell table:style-name="TableCell362">
                  <text:p text:style-name="P363">Tipo de Dato</text:p>
                </table:table-cell>
                <table:table-cell table:style-name="TableCell364">
                  <text:p text:style-name="P365">Observaciones</text:p>
                </table:table-cell>
              </table:table-row>
              <table:table-row table:style-name="TableRow366">
                <table:table-cell table:style-name="TableCell367">
                  <text:p text:style-name="TableContents">usuario</text:p>
                </table:table-cell>
                <table:table-cell table:style-name="TableCell368">
                  <text:p text:style-name="TableContents">VARCHAR(10)</text:p>
                </table:table-cell>
                <table:table-cell table:style-name="TableCell369">
                  <text:p text:style-name="TableContents">Alfanumérico; sin embargo, el primer carácter debe ser una letra (vocal o consonante).</text:p>
                </table:table-cell>
              </table:table-row>
              <table:table-row table:style-name="TableRow370">
                <table:table-cell table:style-name="TableCell371">
                  <text:p text:style-name="TableContents">nombre</text:p>
                </table:table-cell>
                <table:table-cell table:style-name="TableCell372">
                  <text:p text:style-name="TableContents">VARCHAR(250)</text:p>
                </table:table-cell>
                <table:table-cell table:style-name="TableCell373">
                  <text:p text:style-name="TableContents">La letra del nombre inicial siempre es con mayúscula.</text:p>
                </table:table-cell>
              </table:table-row>
              <table:table-row table:style-name="TableRow374">
                <table:table-cell table:style-name="TableCell375">
                  <text:p text:style-name="TableContents">código</text:p>
                </table:table-cell>
                <table:table-cell table:style-name="TableCell376">
                  <text:p text:style-name="TableContents">VARCHAR(10)</text:p>
                </table:table-cell>
                <table:table-cell table:style-name="TableCell377">
                  <text:p text:style-name="TableContents">Alfanúmerico.</text:p>
                </table:table-cell>
              </table:table-row>
              <table:table-row table:style-name="TableRow378">
                <table:table-cell table:style-name="TableCell379">
                  <text:p text:style-name="TableContents">clave</text:p>
                </table:table-cell>
                <table:table-cell table:style-name="TableCell380">
                  <text:p text:style-name="TableContents">VARCHAR(10)</text:p>
                </table:table-cell>
                <table:table-cell table:style-name="TableCell381">
                  <text:p text:style-name="TableContents">Alfanumérico y con caracteres especiales.</text:p>
                  <text:p text:style-name="TableContents">Siempre debe tener al menos un carácter con mayúscula, un número y un carácter especial.</text:p>
                </table:table-cell>
              </table:table-row>
            </table:table>
            <text:list text:style-name="LFO5" text:continue-numbering="true">
              <text:list-item>
                <text:p text:style-name="P382">Los mismos datos con respecto a la consulta, <text:s/>y actualización.</text:p>
              </text:list-item>
            </text:list>
            <text:p text:style-name="P383"/>
            <text:list text:style-name="LFO5" text:continue-numbering="true">
              <text:list-item>
                <text:p text:style-name="P384">Para la eliminación, será de manera lógica.</text:p>
              </text:list-item>
            </text:list>
            <text:p text:style-name="P385"/>
          </table:table-cell>
          <table:covered-table-cell/>
          <table:covered-table-cell/>
        </table:table-row>
      </table:table>
      <text:p text:style-name="P386"/>
      <text:p text:style-name="P387"/>
      <text:p text:style-name="P388"/>
      <text:p text:style-name="P389"/>
      <text:p text:style-name="P390"/>
      <text:p text:style-name="P391"/>
      <table:table table:style-name="Table392">
        <table:table-columns>
          <table:table-column table:style-name="TableColumn393"/>
          <table:table-column table:style-name="TableColumn394"/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ID:</text:p>
          </table:table-cell>
          <table:table-cell table:style-name="TableCell400">
            <text:p text:style-name="P401">HOSTCENTER-RF-FVJ-01</text:p>
          </table:table-cell>
          <table:table-cell table:style-name="TableCell402">
            <text:p text:style-name="P403">Relación:</text:p>
          </table:table-cell>
          <table:table-cell table:style-name="TableCell404">
            <text:p text:style-name="P405">HOSTCENTER-003</text:p>
          </table:table-cell>
        </table:table-row>
        <table:table-row table:style-name="TableRow406">
          <table:table-cell table:style-name="TableCell407">
            <text:p text:style-name="P408">Prioridad</text:p>
          </table:table-cell>
          <table:table-cell table:style-name="TableCell409" table:number-columns-spanned="3">
            <text:p text:style-name="P410">OBLIGATORIO</text:p>
          </table:table-cell>
          <table:covered-table-cell/>
          <table:covered-table-cell/>
        </table:table-row>
        <table:table-row table:style-name="TableRow411">
          <table:table-cell table:style-name="TableCell412">
            <text:p text:style-name="P413">Descripción:</text:p>
          </table:table-cell>
          <table:table-cell table:style-name="TableCell414" table:number-columns-spanned="3">
            <text:p text:style-name="P415">Gestión Tipo de Usuario</text:p>
          </table:table-cell>
          <table:covered-table-cell/>
          <table:covered-table-cell/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 table:number-columns-spanned="3">
            <text:p text:style-name="P420"><text:span text:style-name="T421">Los datos para poder ingresar al Sistema de Información, son:</text:span></text:p>
            <text:p text:style-name="P422"/>
            <table:table table:style-name="Table423">
              <table:table-columns>
                <table:table-column table:style-name="TableColumn424"/>
                <table:table-column table:style-name="TableColumn425"/>
                <table:table-column table:style-name="TableColumn426"/>
              </table:table-columns>
              <table:table-row table:style-name="TableRow427">
                <table:table-cell table:style-name="TableCell428">
                  <text:p text:style-name="P429">Campo</text:p>
                </table:table-cell>
                <table:table-cell table:style-name="TableCell430">
                  <text:p text:style-name="P431">Tipo de Dato</text:p>
                </table:table-cell>
                <table:table-cell table:style-name="TableCell432">
                  <text:p text:style-name="P433">Observaciones</text:p>
                </table:table-cell>
              </table:table-row>
              <table:table-row table:style-name="TableRow434">
                <table:table-cell table:style-name="TableCell435">
                  <text:p text:style-name="TableContents">código</text:p>
                </table:table-cell>
                <table:table-cell table:style-name="TableCell436">
                  <text:p text:style-name="TableContents">VARCHAR(10)</text:p>
                </table:table-cell>
                <table:table-cell table:style-name="TableCell437">
                  <text:p text:style-name="TableContents">Alfanumérico.</text:p>
                </table:table-cell>
              </table:table-row>
              <table:table-row table:style-name="TableRow438">
                <table:table-cell table:style-name="TableCell439">
                  <text:p text:style-name="TableContents">descripción</text:p>
                </table:table-cell>
                <table:table-cell table:style-name="TableCell440">
                  <text:p text:style-name="TableContents">VARCHAR(10)</text:p>
                </table:table-cell>
                <table:table-cell table:style-name="TableCell441">
                  <text:p text:style-name="TableContents">Que tipo de usuario es (Administrador, Vendedor).</text:p>
                </table:table-cell>
              </table:table-row>
            </table:table>
            <text:list text:style-name="LFO4" text:continue-numbering="true">
              <text:list-item>
                <text:p text:style-name="P442">Los mismos datos con respecto a la consulta, <text:s/>y actualización.</text:p>
              </text:list-item>
            </text:list>
            <text:p text:style-name="P443"/>
            <text:list text:style-name="LFO4" text:continue-numbering="true">
              <text:list-item>
                <text:p text:style-name="P444">Para la eliminación, será de manera lógica.</text:p>
              </text:list-item>
            </text:list>
            <text:p text:style-name="P445"/>
          </table:table-cell>
          <table:covered-table-cell/>
          <table:covered-table-cell/>
        </table:table-row>
      </table:table>
      <text:p text:style-name="P446"/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ID:</text:p>
          </table:table-cell>
          <table:table-cell table:style-name="TableCell455">
            <text:p text:style-name="P456"><text:span text:style-name="T457">HOSTCENTER-RF-FVJ-0</text:span><text:span text:style-name="T458">1</text:span></text:p>
          </table:table-cell>
          <table:table-cell table:style-name="TableCell459">
            <text:p text:style-name="P460">Relación:</text:p>
          </table:table-cell>
          <table:table-cell table:style-name="TableCell461">
            <text:p text:style-name="P462">HOSTCENTER-004</text:p>
          </table:table-cell>
        </table:table-row>
        <table:table-row table:style-name="TableRow463">
          <table:table-cell table:style-name="TableCell464">
            <text:p text:style-name="P465">Prioridad</text:p>
          </table:table-cell>
          <table:table-cell table:style-name="TableCell466" table:number-columns-spanned="3">
            <text:p text:style-name="P467">OBLIGATORIO</text:p>
          </table:table-cell>
          <table:covered-table-cell/>
          <table:covered-table-cell/>
        </table:table-row>
        <table:table-row table:style-name="TableRow468">
          <table:table-cell table:style-name="TableCell469">
            <text:p text:style-name="P470">Descripción:</text:p>
          </table:table-cell>
          <table:table-cell table:style-name="TableCell471" table:number-columns-spanned="3">
            <text:p text:style-name="P472"><text:span text:style-name="T473">Gestionar<text:s/></text:span><text:span text:style-name="T474">Persona</text:span></text:p>
          </table:table-cell>
          <table:covered-table-cell/>
          <table:covered-table-cell/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 table:number-columns-spanned="3">
            <text:p text:style-name="P479">Ṕara la creación de la persona se debe considerar los siguientes datos:</text:p>
            <text:p text:style-name="P480"/>
            <table:table table:style-name="Table481">
              <table:table-columns>
                <table:table-column table:style-name="TableColumn482"/>
                <table:table-column table:style-name="TableColumn483"/>
                <table:table-column table:style-name="TableColumn484"/>
              </table:table-columns>
              <table:table-row table:style-name="TableRow485">
                <table:table-cell table:style-name="TableCell486">
                  <text:p text:style-name="P487">Campo</text:p>
                </table:table-cell>
                <table:table-cell table:style-name="TableCell488">
                  <text:p text:style-name="P489">Tipo de Dato</text:p>
                </table:table-cell>
                <table:table-cell table:style-name="TableCell490">
                  <text:p text:style-name="P491">Observaciones</text:p>
                </table:table-cell>
              </table:table-row>
              <table:table-row table:style-name="TableRow492">
                <table:table-cell table:style-name="TableCell493">
                  <text:p text:style-name="TableContents">Identificación</text:p>
                </table:table-cell>
                <table:table-cell table:style-name="TableCell494">
                  <text:p text:style-name="TableContents">VARCHAR(2)</text:p>
                </table:table-cell>
                <table:table-cell table:style-name="TableCell495">
                  <text:p text:style-name="TableContents">Verificar de acuerdo a las normas nacionales.</text:p>
                </table:table-cell>
              </table:table-row>
              <table:table-row table:style-name="TableRow496">
                <table:table-cell table:style-name="TableCell497">
                  <text:p text:style-name="TableContents">nombre</text:p>
                </table:table-cell>
                <table:table-cell table:style-name="TableCell498">
                  <text:p text:style-name="TableContents">VARCHAR(150)</text:p>
                </table:table-cell>
                <table:table-cell table:style-name="TableCell499">
                  <text:p text:style-name="TableContents"><text:s/>Colocar los dos nombres correspondientes.</text:p>
                </table:table-cell>
              </table:table-row>
              <table:table-row table:style-name="TableRow500">
                <table:table-cell table:style-name="TableCell501">
                  <text:p text:style-name="TableContents">apellido</text:p>
                </table:table-cell>
                <table:table-cell table:style-name="TableCell502">
                  <text:p text:style-name="TableContents">VARCHAR(150)</text:p>
                </table:table-cell>
                <table:table-cell table:style-name="TableCell503">
                  <text:p text:style-name="TableContents">Colocar los dos apellidos correspondientes.</text:p>
                </table:table-cell>
              </table:table-row>
              <table:table-row table:style-name="TableRow504">
                <table:table-cell table:style-name="TableCell505">
                  <text:p text:style-name="TableContents">Dirección</text:p>
                </table:table-cell>
                <table:table-cell table:style-name="TableCell506">
                  <text:p text:style-name="TableContents">VARCHAR(25)</text:p>
                </table:table-cell>
                <table:table-cell table:style-name="TableCell507">
                  <text:p text:style-name="TableContents">Colocar la dirección de acuerdo a la ciudad natal.</text:p>
                </table:table-cell>
              </table:table-row>
              <table:table-row table:style-name="TableRow508">
                <table:table-cell table:style-name="TableCell509">
                  <text:p text:style-name="TableContents">correo_electronico</text:p>
                </table:table-cell>
                <table:table-cell table:style-name="TableCell510">
                  <text:p text:style-name="TableContents">VARCHAR(250)</text:p>
                </table:table-cell>
                <table:table-cell table:style-name="TableCell511">
                  <text:p text:style-name="TableContents">Valida con todos los dominios.</text:p>
                </table:table-cell>
              </table:table-row>
              <table:table-row table:style-name="TableRow512">
                <table:table-cell table:style-name="TableCell513">
                  <text:p text:style-name="TableContents">telefono</text:p>
                </table:table-cell>
                <table:table-cell table:style-name="TableCell514">
                  <text:p text:style-name="TableContents">VARCHAR(25)</text:p>
                </table:table-cell>
                <table:table-cell table:style-name="TableCell515">
                  <text:p text:style-name="TableContents">Verificar de acuerdo a las normas nacionales.</text:p>
                </table:table-cell>
              </table:table-row>
              <table:table-row table:style-name="TableRow516">
                <table:table-cell table:style-name="TableCell517">
                  <text:p text:style-name="TableContents">estado</text:p>
                </table:table-cell>
                <table:table-cell table:style-name="TableCell518">
                  <text:p text:style-name="TableContents">VARCHAR(10)</text:p>
                </table:table-cell>
                <table:table-cell table:style-name="TableCell519">
                  <text:p text:style-name="TableContents">Habilitado o Deshabilitado.</text:p>
                </table:table-cell>
              </table:table-row>
              <table:table-row table:style-name="TableRow520">
                <table:table-cell table:style-name="TableCell521">
                  <text:p text:style-name="TableContents">rol</text:p>
                </table:table-cell>
                <table:table-cell table:style-name="TableCell522">
                  <text:p text:style-name="TableContents">INT</text:p>
                </table:table-cell>
                <table:table-cell table:style-name="TableCell523">
                  <text:p text:style-name="TableContents"><text:s/>Proveedor, Cliente</text:p>
                </table:table-cell>
              </table:table-row>
              <table:table-row table:style-name="TableRow524">
                <table:table-cell table:style-name="TableCell525">
                  <text:p text:style-name="TableContents">fecha_nacimiento</text:p>
                </table:table-cell>
                <table:table-cell table:style-name="TableCell526">
                  <text:p text:style-name="TableContents">DATE</text:p>
                </table:table-cell>
                <table:table-cell table:style-name="TableCell527">
                  <text:p text:style-name="TableContents">Validar que sea mayor de edad.</text:p>
                </table:table-cell>
              </table:table-row>
            </table:table>
            <text:p text:style-name="P528"/>
            <text:list text:style-name="LFO4" text:continue-numbering="true">
              <text:list-item>
                <text:p text:style-name="P529">Los mismos datos con respecto a la consulta, <text:s/>y actualización.</text:p>
              </text:list-item>
            </text:list>
            <text:p text:style-name="P530"/>
            <text:soft-page-break/>
            <text:list text:style-name="LFO4" text:continue-numbering="true">
              <text:list-item>
                <text:p text:style-name="P531">Para la eliminación, será de manera lógica.</text:p>
              </text:list-item>
            </text:list>
            <text:p text:style-name="P532"/>
            <text:p text:style-name="P533"/>
            <text:p text:style-name="P534"/>
          </table:table-cell>
          <table:covered-table-cell/>
          <table:covered-table-cell/>
        </table:table-row>
      </table:table>
      <text:p text:style-name="P535"/>
      <text:p text:style-name="P536"/>
      <text:p text:style-name="P537"/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ID:</text:p>
          </table:table-cell>
          <table:table-cell table:style-name="TableCell546">
            <text:p text:style-name="P547"><text:span text:style-name="T548">HOSTCENTER-RF-FVJ-0</text:span><text:span text:style-name="T549">1</text:span></text:p>
          </table:table-cell>
          <table:table-cell table:style-name="TableCell550">
            <text:p text:style-name="P551">Relación:</text:p>
          </table:table-cell>
          <table:table-cell table:style-name="TableCell552">
            <text:p text:style-name="P553">HOSTCENTER-005</text:p>
          </table:table-cell>
        </table:table-row>
        <table:table-row table:style-name="TableRow554">
          <table:table-cell table:style-name="TableCell555">
            <text:p text:style-name="P556">Prioridad</text:p>
          </table:table-cell>
          <table:table-cell table:style-name="TableCell557" table:number-columns-spanned="3">
            <text:p text:style-name="P558">OBLIGATORIO</text:p>
          </table:table-cell>
          <table:covered-table-cell/>
          <table:covered-table-cell/>
        </table:table-row>
        <table:table-row table:style-name="TableRow559">
          <table:table-cell table:style-name="TableCell560">
            <text:p text:style-name="P561">Descripción:</text:p>
          </table:table-cell>
          <table:table-cell table:style-name="TableCell562" table:number-columns-spanned="3">
            <text:p text:style-name="P563"><text:span text:style-name="T564">Gestionar Producto</text:span></text:p>
          </table:table-cell>
          <table:covered-table-cell/>
          <table:covered-table-cell/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 table:number-columns-spanned="3">
            <text:p text:style-name="P569">Ṕara la creación del<text:s/>producto<text:s/>se debe considerar los siguientes datos:</text:p>
            <text:p text:style-name="P570"/>
            <table:table table:style-name="Table571">
              <table:table-columns>
                <table:table-column table:style-name="TableColumn572"/>
                <table:table-column table:style-name="TableColumn573"/>
                <table:table-column table:style-name="TableColumn574"/>
              </table:table-columns>
              <table:table-row table:style-name="TableRow575">
                <table:table-cell table:style-name="TableCell576">
                  <text:p text:style-name="P577">Campo</text:p>
                </table:table-cell>
                <table:table-cell table:style-name="TableCell578">
                  <text:p text:style-name="P579">Tipo de Dato</text:p>
                </table:table-cell>
                <table:table-cell table:style-name="TableCell580">
                  <text:p text:style-name="P581">Observaciones</text:p>
                </table:table-cell>
              </table:table-row>
              <table:table-row table:style-name="TableRow582">
                <table:table-cell table:style-name="TableCell583">
                  <text:p text:style-name="TableContents">código</text:p>
                </table:table-cell>
                <table:table-cell table:style-name="TableCell584">
                  <text:p text:style-name="TableContents">VARCHAR(5)</text:p>
                </table:table-cell>
                <table:table-cell table:style-name="TableCell585">
                  <text:p text:style-name="TableContents">Alfanúmerico.</text:p>
                </table:table-cell>
              </table:table-row>
              <table:table-row table:style-name="TableRow586">
                <table:table-cell table:style-name="TableCell587">
                  <text:p text:style-name="TableContents">descripción</text:p>
                </table:table-cell>
                <table:table-cell table:style-name="TableCell588">
                  <text:p text:style-name="TableContents">VARCHAR(250)</text:p>
                </table:table-cell>
                <table:table-cell table:style-name="TableCell589">
                  <text:p text:style-name="TableContents">Colocar el nombre del producto.</text:p>
                </table:table-cell>
              </table:table-row>
              <table:table-row table:style-name="TableRow590">
                <table:table-cell table:style-name="TableCell591">
                  <text:p text:style-name="TableContents">stock</text:p>
                </table:table-cell>
                <table:table-cell table:style-name="TableCell592">
                  <text:p text:style-name="TableContents">INT<text:s/></text:p>
                </table:table-cell>
                <table:table-cell table:style-name="TableCell593">
                  <text:p text:style-name="TableContents">Colocar n productos.</text:p>
                </table:table-cell>
              </table:table-row>
              <table:table-row table:style-name="TableRow594">
                <table:table-cell table:style-name="TableCell595">
                  <text:p text:style-name="TableContents"/>
                </table:table-cell>
                <table:table-cell table:style-name="TableCell596">
                  <text:p text:style-name="TableContents"/>
                </table:table-cell>
                <table:table-cell table:style-name="TableCell597">
                  <text:p text:style-name="TableContents"/>
                </table:table-cell>
              </table:table-row>
              <table:table-row table:style-name="TableRow598">
                <table:table-cell table:style-name="TableCell599">
                  <text:p text:style-name="TableContents"/>
                </table:table-cell>
                <table:table-cell table:style-name="TableCell600">
                  <text:p text:style-name="TableContents"/>
                </table:table-cell>
                <table:table-cell table:style-name="TableCell601">
                  <text:p text:style-name="TableContents"/>
                </table:table-cell>
              </table:table-row>
              <table:table-row table:style-name="TableRow602">
                <table:table-cell table:style-name="TableCell603">
                  <text:p text:style-name="TableContents">Porcentaje_descuento</text:p>
                </table:table-cell>
                <table:table-cell table:style-name="TableCell604">
                  <text:p text:style-name="TableContents">INT</text:p>
                </table:table-cell>
                <table:table-cell table:style-name="TableCell605">
                  <text:p text:style-name="TableContents">Aplica a los productos que contengan una oferta en especial.</text:p>
                </table:table-cell>
              </table:table-row>
              <table:table-row table:style-name="TableRow606">
                <table:table-cell table:style-name="TableCell607">
                  <text:p text:style-name="TableContents">estado</text:p>
                </table:table-cell>
                <table:table-cell table:style-name="TableCell608">
                  <text:p text:style-name="TableContents">VARCHAR(50)</text:p>
                </table:table-cell>
                <table:table-cell table:style-name="TableCell609">
                  <text:p text:style-name="TableContents">Habilitado o Deshabilitado.</text:p>
                </table:table-cell>
              </table:table-row>
              <table:table-row table:style-name="TableRow610">
                <table:table-cell table:style-name="TableCell611">
                  <text:p text:style-name="TableContents">Graba_iva</text:p>
                </table:table-cell>
                <table:table-cell table:style-name="TableCell612">
                  <text:p text:style-name="TableContents">INT</text:p>
                </table:table-cell>
                <table:table-cell table:style-name="TableCell613">
                  <text:p text:style-name="TableContents">Tasa fija es 12%.</text:p>
                </table:table-cell>
              </table:table-row>
              <table:table-row table:style-name="TableRow614">
                <table:table-cell table:style-name="TableCell615">
                  <text:p text:style-name="TableContents">precio</text:p>
                </table:table-cell>
                <table:table-cell table:style-name="TableCell616">
                  <text:p text:style-name="TableContents">DOUBLE</text:p>
                </table:table-cell>
                <table:table-cell table:style-name="TableCell617">
                  <text:p text:style-name="TableContents">Colocar el precio (.)<text:s/>.</text:p>
                </table:table-cell>
              </table:table-row>
              <table:table-row table:style-name="TableRow618">
                <table:table-cell table:style-name="TableCell619">
                  <text:p text:style-name="TableContents"/>
                </table:table-cell>
                <table:table-cell table:style-name="TableCell620">
                  <text:p text:style-name="TableContents"/>
                </table:table-cell>
                <table:table-cell table:style-name="TableCell621">
                  <text:p text:style-name="TableContents"/>
                </table:table-cell>
              </table:table-row>
            </table:table>
            <text:p text:style-name="P622"/>
            <text:list text:style-name="LFO4" text:continue-numbering="true">
              <text:list-item>
                <text:p text:style-name="P623">Los mismos datos con respecto a la consulta y actualización.</text:p>
              </text:list-item>
            </text:list>
            <text:p text:style-name="P624"/>
            <text:list text:style-name="LFO4" text:continue-numbering="true">
              <text:list-item>
                <text:p text:style-name="P625">Para la eliminación, será de manera lógica.</text:p>
              </text:list-item>
            </text:list>
            <text:p text:style-name="P626"/>
            <text:p text:style-name="P627"/>
          </table:table-cell>
          <table:covered-table-cell/>
          <table:covered-table-cell/>
        </table:table-row>
      </table:table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><text:s/></text:p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ID:</text:p>
          </table:table-cell>
          <table:table-cell table:style-name="TableCell653">
            <text:p text:style-name="P654"><text:span text:style-name="T655">HOSTCENTER-RF-FVJ-0</text:span><text:span text:style-name="T656">1</text:span></text:p>
          </table:table-cell>
          <table:table-cell table:style-name="TableCell657">
            <text:p text:style-name="P658">Relación:</text:p>
          </table:table-cell>
          <table:table-cell table:style-name="TableCell659">
            <text:p text:style-name="P660">HOSTCENTER-006</text:p>
          </table:table-cell>
        </table:table-row>
        <table:table-row table:style-name="TableRow661">
          <table:table-cell table:style-name="TableCell662">
            <text:p text:style-name="P663">Prioridad</text:p>
          </table:table-cell>
          <table:table-cell table:style-name="TableCell664" table:number-columns-spanned="3">
            <text:p text:style-name="P665">OBLIGATORIO</text:p>
          </table:table-cell>
          <table:covered-table-cell/>
          <table:covered-table-cell/>
        </table:table-row>
        <table:table-row table:style-name="TableRow666">
          <table:table-cell table:style-name="TableCell667">
            <text:p text:style-name="P668">Descripción:</text:p>
          </table:table-cell>
          <table:table-cell table:style-name="TableCell669" table:number-columns-spanned="3">
            <text:p text:style-name="P670"><text:span text:style-name="T671">Gestionar Categoría</text:span></text:p>
          </table:table-cell>
          <table:covered-table-cell/>
          <table:covered-table-cell/>
        </table:table-row>
        <table:table-row table:style-name="TableRow672">
          <table:table-cell table:style-name="TableCell673">
            <text:p text:style-name="P674"/>
          </table:table-cell>
          <table:table-cell table:style-name="TableCell675" table:number-columns-spanned="3">
            <text:p text:style-name="P676">Ṕara la creación de la categoría se debe considerar los siguientes datos:</text:p>
            <text:p text:style-name="P677"/>
            <table:table table:style-name="Table678">
              <table:table-columns>
                <table:table-column table:style-name="TableColumn679"/>
                <table:table-column table:style-name="TableColumn680"/>
                <table:table-column table:style-name="TableColumn681"/>
              </table:table-columns>
              <table:table-row table:style-name="TableRow682">
                <table:table-cell table:style-name="TableCell683">
                  <text:p text:style-name="P684">Campo</text:p>
                </table:table-cell>
                <table:table-cell table:style-name="TableCell685">
                  <text:p text:style-name="P686">Tipo de Dato</text:p>
                </table:table-cell>
                <table:table-cell table:style-name="TableCell687">
                  <text:p text:style-name="P688">Observaciones</text:p>
                </table:table-cell>
              </table:table-row>
              <table:table-row table:style-name="TableRow689">
                <table:table-cell table:style-name="TableCell690">
                  <text:p text:style-name="TableContents">código</text:p>
                </table:table-cell>
                <table:table-cell table:style-name="TableCell691">
                  <text:p text:style-name="TableContents">VARCHAR(5)</text:p>
                </table:table-cell>
                <table:table-cell table:style-name="TableCell692">
                  <text:p text:style-name="TableContents">Alfanúmerico.</text:p>
                </table:table-cell>
              </table:table-row>
              <table:table-row table:style-name="TableRow693">
                <table:table-cell table:style-name="TableCell694">
                  <text:p text:style-name="TableContents">descripción</text:p>
                </table:table-cell>
                <table:table-cell table:style-name="TableCell695">
                  <text:p text:style-name="TableContents">VARCHAR(250)</text:p>
                </table:table-cell>
                <table:table-cell table:style-name="TableCell696">
                  <text:p text:style-name="TableContents">Lácteos, Harinas, Belleza, Verduras, etc.</text:p>
                </table:table-cell>
              </table:table-row>
            </table:table>
            <text:p text:style-name="P697"/>
            <text:list text:style-name="LFO4" text:continue-numbering="true">
              <text:list-item>
                <text:p text:style-name="P698">Los mismos datos con respecto a la consulta y actualización.</text:p>
              </text:list-item>
            </text:list>
            <text:p text:style-name="P699"/>
            <text:list text:style-name="LFO4" text:continue-numbering="true">
              <text:list-item>
                <text:p text:style-name="P700">Para la eliminación, será de manera lógica.</text:p>
              </text:list-item>
            </text:list>
            <text:p text:style-name="P701"/>
            <text:p text:style-name="P702"/>
          </table:table-cell>
          <table:covered-table-cell/>
          <table:covered-table-cell/>
        </table:table-row>
      </table:table>
      <text:p text:style-name="P703"/>
      <text:p text:style-name="P704"/>
      <text:p text:style-name="P705"/>
      <text:p text:style-name="P706"/>
      <table:table table:style-name="Table707">
        <table:table-columns>
          <table:table-column table:style-name="TableColumn708"/>
          <table:table-column table:style-name="TableColumn709"/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p text:style-name="P714">ID:</text:p>
          </table:table-cell>
          <table:table-cell table:style-name="TableCell715">
            <text:p text:style-name="P716"><text:span text:style-name="T717">HOSTCENTER-RF-FVJ-0</text:span><text:span text:style-name="T718">1</text:span></text:p>
          </table:table-cell>
          <table:table-cell table:style-name="TableCell719">
            <text:p text:style-name="P720">Relación:</text:p>
          </table:table-cell>
          <table:table-cell table:style-name="TableCell721">
            <text:p text:style-name="P722">HOSTCENTER-006</text:p>
          </table:table-cell>
        </table:table-row>
        <table:table-row table:style-name="TableRow723">
          <table:table-cell table:style-name="TableCell724">
            <text:p text:style-name="P725">Prioridad</text:p>
          </table:table-cell>
          <table:table-cell table:style-name="TableCell726" table:number-columns-spanned="3">
            <text:p text:style-name="P727">OBLIGATORIO</text:p>
          </table:table-cell>
          <table:covered-table-cell/>
          <table:covered-table-cell/>
        </table:table-row>
        <table:table-row table:style-name="TableRow728">
          <table:table-cell table:style-name="TableCell729">
            <text:p text:style-name="P730">Descripción:</text:p>
          </table:table-cell>
          <table:table-cell table:style-name="TableCell731" table:number-columns-spanned="3">
            <text:p text:style-name="P732"><text:span text:style-name="T733">Gestionar Reportes</text:span></text:p>
          </table:table-cell>
          <table:covered-table-cell/>
          <table:covered-table-cell/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 table:number-columns-spanned="3">
            <text:p text:style-name="P738"><text:span text:style-name="T739">Ṕara la creación de</text:span><text:span text:style-name="T740"><text:s/>reporte</text:span><text:span text:style-name="T741"><text:s/>se debe considerar los siguientes datos:</text:span></text:p>
            <text:p text:style-name="P742"/>
            <table:table table:style-name="Table743">
              <table:table-columns>
                <table:table-column table:style-name="TableColumn744"/>
                <table:table-column table:style-name="TableColumn745"/>
                <table:table-column table:style-name="TableColumn746"/>
              </table:table-columns>
              <table:table-row table:style-name="TableRow747">
                <table:table-cell table:style-name="TableCell748">
                  <text:p text:style-name="P749">Campo</text:p>
                </table:table-cell>
                <table:table-cell table:style-name="TableCell750">
                  <text:p text:style-name="P751">Tipo de Dato</text:p>
                </table:table-cell>
                <table:table-cell table:style-name="TableCell752">
                  <text:p text:style-name="P753">Observaciones</text:p>
                </table:table-cell>
              </table:table-row>
              <table:table-row table:style-name="TableRow754">
                <table:table-cell table:style-name="TableCell755">
                  <text:p text:style-name="TableContents">fecha<text:s/></text:p>
                </table:table-cell>
                <table:table-cell table:style-name="TableCell756">
                  <text:p text:style-name="P757">DATE</text:p>
                </table:table-cell>
                <table:table-cell table:style-name="TableCell758">
                  <text:p text:style-name="TableContents">Se seleccionará la fecha para<text:s/>un mejor<text:s/>filtro de búsqueda.</text:p>
                </table:table-cell>
              </table:table-row>
              <table:table-row table:style-name="TableRow759">
                <table:table-cell table:style-name="TableCell760">
                  <text:p text:style-name="TableContents">tipo_reporte</text:p>
                </table:table-cell>
                <table:table-cell table:style-name="TableCell761">
                  <text:p text:style-name="TableContents">VARCHAR(10)</text:p>
                </table:table-cell>
                <table:table-cell table:style-name="TableCell762">
                  <text:p text:style-name="TableContents">Listado de Productos, Clientes, Proveedores, Factura, Inventario.</text:p>
                </table:table-cell>
              </table:table-row>
            </table:table>
            <text:p text:style-name="P763"/>
            <text:list text:style-name="LFO6" text:continue-numbering="true">
              <text:list-item>
                <text:p text:style-name="P764">Los mismos datos con respecto a<text:s/>la<text:s/>onsulta para la generación del reporte.</text:p>
              </text:list-item>
            </text:list>
            <text:p text:style-name="P765"/>
            <text:p text:style-name="P766"/>
            <text:p text:style-name="P767"/>
          </table:table-cell>
          <table:covered-table-cell/>
          <table:covered-table-cell/>
        </table:table-row>
      </table:table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soft-page-break/>
            <text:p text:style-name="P782">ID:</text:p>
          </table:table-cell>
          <table:table-cell table:style-name="TableCell783">
            <text:p text:style-name="P784"><text:span text:style-name="T785">HOSTCENTER-RF-FVJ-0</text:span><text:span text:style-name="T786">1</text:span></text:p>
          </table:table-cell>
          <table:table-cell table:style-name="TableCell787">
            <text:p text:style-name="P788">Relación:</text:p>
          </table:table-cell>
          <table:table-cell table:style-name="TableCell789">
            <text:p text:style-name="P790">HOSTCENTER-007</text:p>
          </table:table-cell>
        </table:table-row>
        <table:table-row table:style-name="TableRow791">
          <table:table-cell table:style-name="TableCell792">
            <text:p text:style-name="P793">Prioridad</text:p>
          </table:table-cell>
          <table:table-cell table:style-name="TableCell794" table:number-columns-spanned="3">
            <text:p text:style-name="P795">OBLIGATORIO</text:p>
          </table:table-cell>
          <table:covered-table-cell/>
          <table:covered-table-cell/>
        </table:table-row>
        <table:table-row table:style-name="TableRow796">
          <table:table-cell table:style-name="TableCell797">
            <text:p text:style-name="P798">Descripción:</text:p>
          </table:table-cell>
          <table:table-cell table:style-name="TableCell799" table:number-columns-spanned="3">
            <text:p text:style-name="P800"><text:span text:style-name="T801">Gestionar Bodega</text:span></text:p>
          </table:table-cell>
          <table:covered-table-cell/>
          <table:covered-table-cell/>
        </table:table-row>
        <table:table-row table:style-name="TableRow802">
          <table:table-cell table:style-name="TableCell803">
            <text:p text:style-name="P804"/>
          </table:table-cell>
          <table:table-cell table:style-name="TableCell805" table:number-columns-spanned="3">
            <text:p text:style-name="P806"><text:span text:style-name="T807">Ṕara la creación de</text:span><text:span text:style-name="T808"><text:s/>bodega</text:span><text:span text:style-name="T809"><text:s/>se debe considerar los siguientes datos:</text:span></text:p>
            <text:p text:style-name="P810"/>
            <table:table table:style-name="Table811">
              <table:table-columns>
                <table:table-column table:style-name="TableColumn812"/>
                <table:table-column table:style-name="TableColumn813"/>
                <table:table-column table:style-name="TableColumn814"/>
              </table:table-columns>
              <table:table-row table:style-name="TableRow815">
                <table:table-cell table:style-name="TableCell816">
                  <text:p text:style-name="P817">Campo</text:p>
                </table:table-cell>
                <table:table-cell table:style-name="TableCell818">
                  <text:p text:style-name="P819">Tipo de Dato</text:p>
                </table:table-cell>
                <table:table-cell table:style-name="TableCell820">
                  <text:p text:style-name="P821">Observaciones</text:p>
                </table:table-cell>
              </table:table-row>
              <table:table-row table:style-name="TableRow822">
                <table:table-cell table:style-name="TableCell823">
                  <text:p text:style-name="TableContents">código</text:p>
                </table:table-cell>
                <table:table-cell table:style-name="TableCell824">
                  <text:p text:style-name="TableContents">VARCHAR(5)</text:p>
                </table:table-cell>
                <table:table-cell table:style-name="TableCell825">
                  <text:p text:style-name="TableContents">Alfanúmerico</text:p>
                </table:table-cell>
              </table:table-row>
              <table:table-row table:style-name="TableRow826">
                <table:table-cell table:style-name="TableCell827">
                  <text:p text:style-name="TableContents">descripción</text:p>
                </table:table-cell>
                <table:table-cell table:style-name="TableCell828">
                  <text:p text:style-name="TableContents">VARCHAR(250)</text:p>
                </table:table-cell>
                <table:table-cell table:style-name="TableCell829">
                  <text:p text:style-name="TableContents">Nombre de Bodega.</text:p>
                </table:table-cell>
              </table:table-row>
            </table:table>
            <text:p text:style-name="P830"/>
            <text:list text:style-name="LFO6" text:continue-numbering="true">
              <text:list-item>
                <text:p text:style-name="P831">Los mismos datos con respecto a la consulta para la generación del reporte.</text:p>
              </text:list-item>
              <text:list-item>
                <text:p text:style-name="P832">Para la eliminación será de manera lógica.</text:p>
              </text:list-item>
            </text:list>
            <text:p text:style-name="P833"/>
            <text:p text:style-name="P834"/>
            <text:p text:style-name="P835"/>
          </table:table-cell>
          <table:covered-table-cell/>
          <table:covered-table-cell/>
        </table:table-row>
      </table:table>
      <text:p text:style-name="P836"/>
      <table:table table:style-name="Table837">
        <table:table-columns>
          <table:table-column table:style-name="TableColumn838"/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ID:</text:p>
          </table:table-cell>
          <table:table-cell table:style-name="TableCell845">
            <text:p text:style-name="P846"><text:span text:style-name="T847">HOSTCENTER-RF-FVJ-0</text:span><text:span text:style-name="T848">1</text:span></text:p>
          </table:table-cell>
          <table:table-cell table:style-name="TableCell849">
            <text:p text:style-name="P850">Relación:</text:p>
          </table:table-cell>
          <table:table-cell table:style-name="TableCell851">
            <text:p text:style-name="P852">HOSTCENTER-008</text:p>
          </table:table-cell>
        </table:table-row>
        <table:table-row table:style-name="TableRow853">
          <table:table-cell table:style-name="TableCell854">
            <text:p text:style-name="P855">Prioridad</text:p>
          </table:table-cell>
          <table:table-cell table:style-name="TableCell856" table:number-columns-spanned="3">
            <text:p text:style-name="P857">OBLIGATORIO</text:p>
          </table:table-cell>
          <table:covered-table-cell/>
          <table:covered-table-cell/>
        </table:table-row>
        <table:table-row table:style-name="TableRow858">
          <table:table-cell table:style-name="TableCell859">
            <text:p text:style-name="P860">Descripción:</text:p>
          </table:table-cell>
          <table:table-cell table:style-name="TableCell861" table:number-columns-spanned="3">
            <text:p text:style-name="P862"><text:span text:style-name="T863">Gestionar Stock-Producto</text:span></text:p>
          </table:table-cell>
          <table:covered-table-cell/>
          <table:covered-table-cell/>
        </table:table-row>
        <table:table-row table:style-name="TableRow864">
          <table:table-cell table:style-name="TableCell865">
            <text:p text:style-name="P866"/>
          </table:table-cell>
          <table:table-cell table:style-name="TableCell867" table:number-columns-spanned="3">
            <text:p text:style-name="P868"><text:span text:style-name="T869">Ṕara la creación del<text:s/></text:span><text:span text:style-name="T870">stock<text:s/></text:span><text:span text:style-name="T871">se debe considerar<text:s/></text:span><text:span text:style-name="T872">el<text:s/></text:span><text:span text:style-name="T873">siguiente</text:span><text:span text:style-name="T874"><text:s/>dato</text:span><text:span text:style-name="T875">:</text:span></text:p>
            <text:p text:style-name="P876"/>
            <table:table table:style-name="Table877">
              <table:table-columns>
                <table:table-column table:style-name="TableColumn878"/>
                <table:table-column table:style-name="TableColumn879"/>
                <table:table-column table:style-name="TableColumn880"/>
              </table:table-columns>
              <table:table-row table:style-name="TableRow881">
                <table:table-cell table:style-name="TableCell882">
                  <text:p text:style-name="P883">Campo</text:p>
                </table:table-cell>
                <table:table-cell table:style-name="TableCell884">
                  <text:p text:style-name="P885">Tipo de Dato</text:p>
                </table:table-cell>
                <table:table-cell table:style-name="TableCell886">
                  <text:p text:style-name="P887">Observaciones</text:p>
                </table:table-cell>
              </table:table-row>
              <table:table-row table:style-name="TableRow888">
                <table:table-cell table:style-name="TableCell889">
                  <text:p text:style-name="TableContents">stock</text:p>
                </table:table-cell>
                <table:table-cell table:style-name="TableCell890">
                  <text:p text:style-name="TableContents">INT</text:p>
                </table:table-cell>
                <table:table-cell table:style-name="TableCell891">
                  <text:p text:style-name="TableContents">Colocar N productos por stock.</text:p>
                </table:table-cell>
              </table:table-row>
            </table:table>
            <text:p text:style-name="P892"/>
            <text:list text:style-name="LFO6" text:continue-numbering="true">
              <text:list-item>
                <text:p text:style-name="P893">Los mismos datos con respecto a la consulta para la generación del reporte.</text:p>
              </text:list-item>
            </text:list>
            <text:p text:style-name="P894"/>
            <text:p text:style-name="P895"/>
            <text:p text:style-name="P896"/>
            <text:p text:style-name="P897"/>
          </table:table-cell>
          <table:covered-table-cell/>
          <table:covered-table-cell/>
        </table:table-row>
      </table:table>
      <text:p text:style-name="P898"/>
      <text:p text:style-name="P899"/>
      <text:p text:style-name="P900"/>
      <text:p text:style-name="P901"/>
      <table:table table:style-name="Table902">
        <table:table-columns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ID:</text:p>
          </table:table-cell>
          <table:table-cell table:style-name="TableCell910">
            <text:p text:style-name="P911"><text:span text:style-name="T912">HOSTCENTER-RF-FVJ-0</text:span><text:span text:style-name="T913">1</text:span></text:p>
          </table:table-cell>
          <table:table-cell table:style-name="TableCell914">
            <text:p text:style-name="P915">Relación:</text:p>
          </table:table-cell>
          <table:table-cell table:style-name="TableCell916">
            <text:p text:style-name="P917">HOSTCENTER-009</text:p>
          </table:table-cell>
        </table:table-row>
        <table:table-row table:style-name="TableRow918">
          <table:table-cell table:style-name="TableCell919">
            <text:p text:style-name="P920">Prioridad</text:p>
          </table:table-cell>
          <table:table-cell table:style-name="TableCell921" table:number-columns-spanned="3">
            <text:p text:style-name="P922">OBLIGATORIO</text:p>
          </table:table-cell>
          <table:covered-table-cell/>
          <table:covered-table-cell/>
        </table:table-row>
        <table:table-row table:style-name="TableRow923">
          <table:table-cell table:style-name="TableCell924">
            <text:p text:style-name="P925">Descripción:</text:p>
          </table:table-cell>
          <table:table-cell table:style-name="TableCell926" table:number-columns-spanned="3">
            <text:p text:style-name="P927"><text:span text:style-name="T928">Gestionar<text:s/></text:span><text:span text:style-name="T929">Movimiento_Inventario</text:span></text:p>
          </table:table-cell>
          <table:covered-table-cell/>
          <table:covered-table-cell/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 table:number-columns-spanned="3">
            <text:p text:style-name="P934"><text:span text:style-name="T935">Ṕara la creación del<text:s/></text:span><text:span text:style-name="T936">inventario</text:span><text:span text:style-name="T937"><text:s/>se debe considerar los siguientes datos:</text:span></text:p>
            <text:p text:style-name="P938"/>
            <table:table table:style-name="Table939">
              <table:table-columns>
                <table:table-column table:style-name="TableColumn940"/>
                <table:table-column table:style-name="TableColumn941"/>
                <table:table-column table:style-name="TableColumn942"/>
              </table:table-columns>
              <table:table-row table:style-name="TableRow943">
                <table:table-cell table:style-name="TableCell944">
                  <text:p text:style-name="P945">Campo</text:p>
                </table:table-cell>
                <table:table-cell table:style-name="TableCell946">
                  <text:p text:style-name="P947">Tipo de Dato</text:p>
                </table:table-cell>
                <table:table-cell table:style-name="TableCell948">
                  <text:p text:style-name="P949">Observaciones</text:p>
                </table:table-cell>
              </table:table-row>
              <table:table-row table:style-name="TableRow950">
                <table:table-cell table:style-name="TableCell951">
                  <text:p text:style-name="TableContents">tipo</text:p>
                </table:table-cell>
                <table:table-cell table:style-name="TableCell952">
                  <text:p text:style-name="TableContents">CHAR(1)</text:p>
                </table:table-cell>
                <table:table-cell table:style-name="TableCell953">
                  <text:p text:style-name="TableContents">Egreso o Ingreso.</text:p>
                </table:table-cell>
              </table:table-row>
              <table:table-row table:style-name="TableRow954">
                <table:table-cell table:style-name="TableCell955">
                  <text:p text:style-name="TableContents">fecha</text:p>
                </table:table-cell>
                <table:table-cell table:style-name="TableCell956">
                  <text:p text:style-name="TableContents">DATE</text:p>
                </table:table-cell>
                <table:table-cell table:style-name="TableCell957">
                  <text:p text:style-name="TableContents">Despliega un calendario.</text:p>
                </table:table-cell>
              </table:table-row>
              <text:soft-page-break/>
              <table:table-row table:style-name="TableRow958">
                <table:table-cell table:style-name="TableCell959">
                  <text:p text:style-name="TableContents">estado</text:p>
                </table:table-cell>
                <table:table-cell table:style-name="TableCell960">
                  <text:p text:style-name="TableContents">VARCHAR(10)</text:p>
                </table:table-cell>
                <table:table-cell table:style-name="TableCell961">
                  <text:p text:style-name="TableContents">HABILITADO O DESHABILITADO.</text:p>
                </table:table-cell>
              </table:table-row>
            </table:table>
            <text:p text:style-name="P962"/>
            <text:list text:style-name="LFO6" text:continue-numbering="true">
              <text:list-item>
                <text:p text:style-name="P963">Los mismos datos con respecto a la consulta y la actualización</text:p>
              </text:list-item>
            </text:list>
            <text:p text:style-name="P964"/>
            <text:list text:style-name="LFO6" text:continue-numbering="true">
              <text:list-item>
                <text:p text:style-name="P965">Para la eliminación, será de manera lógica.</text:p>
              </text:list-item>
            </text:list>
            <text:p text:style-name="P966"/>
            <text:p text:style-name="P967"/>
            <text:p text:style-name="P968"/>
          </table:table-cell>
          <table:covered-table-cell/>
          <table:covered-table-cell/>
        </table:table-row>
      </table:table>
      <text:p text:style-name="P969"/>
      <text:p text:style-name="P970"/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  <table:table-column table:style-name="TableColumn976"/>
        </table:table-columns>
        <table:table-row table:style-name="TableRow977">
          <table:table-cell table:style-name="TableCell978">
            <text:p text:style-name="P979">ID:</text:p>
          </table:table-cell>
          <table:table-cell table:style-name="TableCell980">
            <text:p text:style-name="P981"><text:span text:style-name="T982">HOSTCENTER-RF-FVJ-01</text:span></text:p>
          </table:table-cell>
          <table:table-cell table:style-name="TableCell983">
            <text:p text:style-name="P984">Relación:</text:p>
          </table:table-cell>
          <table:table-cell table:style-name="TableCell985">
            <text:p text:style-name="P986">HOSTCENTER-010</text:p>
          </table:table-cell>
        </table:table-row>
        <table:table-row table:style-name="TableRow987">
          <table:table-cell table:style-name="TableCell988">
            <text:p text:style-name="P989">Prioridad</text:p>
          </table:table-cell>
          <table:table-cell table:style-name="TableCell990" table:number-columns-spanned="3">
            <text:p text:style-name="P991">OBLIGATORIO</text:p>
          </table:table-cell>
          <table:covered-table-cell/>
          <table:covered-table-cell/>
        </table:table-row>
        <table:table-row table:style-name="TableRow992">
          <table:table-cell table:style-name="TableCell993">
            <text:p text:style-name="P994">Descripción:</text:p>
          </table:table-cell>
          <table:table-cell table:style-name="TableCell995" table:number-columns-spanned="3">
            <text:p text:style-name="P996"><text:span text:style-name="T997">Gestionar Movimiento_Inventario_Detalle</text:span></text:p>
          </table:table-cell>
          <table:covered-table-cell/>
          <table:covered-table-cell/>
        </table:table-row>
        <table:table-row table:style-name="TableRow998">
          <table:table-cell table:style-name="TableCell999">
            <text:p text:style-name="P1000"/>
          </table:table-cell>
          <table:table-cell table:style-name="TableCell1001" table:number-columns-spanned="3">
            <text:p text:style-name="P1002"><text:span text:style-name="T1003">Ṕara la creación del</text:span><text:span text:style-name="T1004"><text:s/>detalle</text:span><text:span text:style-name="T1005"><text:s/>se debe considerar los siguientes datos:</text:span></text:p>
            <text:p text:style-name="P1006"/>
            <table:table table:style-name="Table1007">
              <table:table-columns>
                <table:table-column table:style-name="TableColumn1008"/>
                <table:table-column table:style-name="TableColumn1009"/>
                <table:table-column table:style-name="TableColumn1010"/>
              </table:table-columns>
              <table:table-row table:style-name="TableRow1011">
                <table:table-cell table:style-name="TableCell1012">
                  <text:p text:style-name="P1013">Campo</text:p>
                </table:table-cell>
                <table:table-cell table:style-name="TableCell1014">
                  <text:p text:style-name="P1015">Tipo de Dato</text:p>
                </table:table-cell>
                <table:table-cell table:style-name="TableCell1016">
                  <text:p text:style-name="P1017">Observaciones</text:p>
                </table:table-cell>
              </table:table-row>
              <table:table-row table:style-name="TableRow1018">
                <table:table-cell table:style-name="TableCell1019">
                  <text:p text:style-name="TableContents">cantidad</text:p>
                </table:table-cell>
                <table:table-cell table:style-name="TableCell1020">
                  <text:p text:style-name="TableContents">INT</text:p>
                </table:table-cell>
                <table:table-cell table:style-name="TableCell1021">
                  <text:p text:style-name="TableContents">N productos que existe en<text:s/>cada bodega-stock.</text:p>
                </table:table-cell>
              </table:table-row>
              <table:table-row table:style-name="TableRow1022">
                <table:table-cell table:style-name="TableCell1023">
                  <text:p text:style-name="TableContents">precio</text:p>
                </table:table-cell>
                <table:table-cell table:style-name="TableCell1024">
                  <text:p text:style-name="TableContents">DOUBLE</text:p>
                </table:table-cell>
                <table:table-cell table:style-name="TableCell1025">
                  <text:p text:style-name="TableContents">El valor del producto.<text:s/></text:p>
                </table:table-cell>
              </table:table-row>
              <table:table-row table:style-name="TableRow1026">
                <table:table-cell table:style-name="TableCell1027">
                  <text:p text:style-name="TableContents">total</text:p>
                </table:table-cell>
                <table:table-cell table:style-name="TableCell1028">
                  <text:p text:style-name="TableContents">DOUBLE</text:p>
                </table:table-cell>
                <table:table-cell table:style-name="TableCell1029">
                  <text:p text:style-name="TableContents">El valor total del producto.</text:p>
                </table:table-cell>
              </table:table-row>
            </table:table>
            <text:p text:style-name="P1030"/>
            <text:list text:style-name="LFO7" text:continue-numbering="true">
              <text:list-item>
                <text:p text:style-name="P1031">Es el cuerpo del Movimiento_Inventario.</text:p>
              </text:list-item>
            </text:list>
            <text:p text:style-name="P1032"/>
            <text:p text:style-name="P1033"/>
          </table:table-cell>
          <table:covered-table-cell/>
          <table:covered-table-cell/>
        </table:table-row>
      </table:table>
      <text:p text:style-name="P1034"/>
      <text:p text:style-name="P1035"/>
      <text:p text:style-name="P1036"/>
      <text:p text:style-name="P1037"/>
      <table:table table:style-name="Table1038">
        <table:table-columns>
          <table:table-column table:style-name="TableColumn1039"/>
          <table:table-column table:style-name="TableColumn1040"/>
          <table:table-column table:style-name="TableColumn1041"/>
          <table:table-column table:style-name="TableColumn1042"/>
        </table:table-columns>
        <table:table-row table:style-name="TableRow1043">
          <table:table-cell table:style-name="TableCell1044">
            <text:p text:style-name="P1045">ID:</text:p>
          </table:table-cell>
          <table:table-cell table:style-name="TableCell1046">
            <text:p text:style-name="P1047"><text:span text:style-name="T1048">HOSTCENTER-RF-FVJ-04</text:span></text:p>
          </table:table-cell>
          <table:table-cell table:style-name="TableCell1049">
            <text:p text:style-name="P1050">Relación:</text:p>
          </table:table-cell>
          <table:table-cell table:style-name="TableCell1051">
            <text:p text:style-name="P1052">HOSTCENTER-011</text:p>
          </table:table-cell>
        </table:table-row>
        <table:table-row table:style-name="TableRow1053">
          <table:table-cell table:style-name="TableCell1054">
            <text:p text:style-name="P1055">Prioridad</text:p>
          </table:table-cell>
          <table:table-cell table:style-name="TableCell1056" table:number-columns-spanned="3">
            <text:p text:style-name="P1057">OBLIGATORIO</text:p>
          </table:table-cell>
          <table:covered-table-cell/>
          <table:covered-table-cell/>
        </table:table-row>
        <table:table-row table:style-name="TableRow1058">
          <table:table-cell table:style-name="TableCell1059">
            <text:p text:style-name="P1060">Descripción:</text:p>
          </table:table-cell>
          <table:table-cell table:style-name="TableCell1061" table:number-columns-spanned="3">
            <text:p text:style-name="P1062"><text:span text:style-name="T1063">Gestionar Factura</text:span></text:p>
          </table:table-cell>
          <table:covered-table-cell/>
          <table:covered-table-cell/>
        </table:table-row>
        <table:table-row table:style-name="TableRow1064">
          <table:table-cell table:style-name="TableCell1065">
            <text:p text:style-name="P1066"/>
          </table:table-cell>
          <table:table-cell table:style-name="TableCell1067" table:number-columns-spanned="3">
            <text:p text:style-name="P1068"><text:span text:style-name="T1069">Ṕara la creación del roles se debe considerar los siguientes datos:</text:span></text:p>
            <text:p text:style-name="P1070"/>
            <table:table table:style-name="Table1071">
              <table:table-columns>
                <table:table-column table:style-name="TableColumn1072"/>
                <table:table-column table:style-name="TableColumn1073"/>
                <table:table-column table:style-name="TableColumn1074"/>
              </table:table-columns>
              <table:table-row table:style-name="TableRow1075">
                <table:table-cell table:style-name="TableCell1076">
                  <text:p text:style-name="P1077">Campo</text:p>
                </table:table-cell>
                <table:table-cell table:style-name="TableCell1078">
                  <text:p text:style-name="P1079">Tipo de Dato</text:p>
                </table:table-cell>
                <table:table-cell table:style-name="TableCell1080">
                  <text:p text:style-name="P1081">Observaciones</text:p>
                </table:table-cell>
              </table:table-row>
              <table:table-row table:style-name="TableRow1082">
                <table:table-cell table:style-name="TableCell1083">
                  <text:p text:style-name="TableContents">fecha</text:p>
                </table:table-cell>
                <table:table-cell table:style-name="TableCell1084">
                  <text:p text:style-name="TableContents">DATE</text:p>
                </table:table-cell>
                <table:table-cell table:style-name="TableCell1085">
                  <text:p text:style-name="TableContents">Despliega un calendario.</text:p>
                </table:table-cell>
              </table:table-row>
              <table:table-row table:style-name="TableRow1086">
                <table:table-cell table:style-name="TableCell1087">
                  <text:p text:style-name="TableContents">Cantidad_total</text:p>
                </table:table-cell>
                <table:table-cell table:style-name="TableCell1088">
                  <text:p text:style-name="TableContents">INT<text:s/></text:p>
                </table:table-cell>
                <table:table-cell table:style-name="TableCell1089">
                  <text:p text:style-name="TableContents">Se indicará<text:s/>n productos</text:p>
                </table:table-cell>
              </table:table-row>
              <table:table-row table:style-name="TableRow1090">
                <table:table-cell table:style-name="TableCell1091">
                  <text:p text:style-name="TableContents">Valor_Total</text:p>
                </table:table-cell>
                <table:table-cell table:style-name="TableCell1092">
                  <text:p text:style-name="TableContents">DOUBLE</text:p>
                </table:table-cell>
                <table:table-cell table:style-name="TableCell1093">
                  <text:p text:style-name="TableContents">Se indicará el<text:s/>valor final de la factura.</text:p>
                </table:table-cell>
              </table:table-row>
              <table:table-row table:style-name="TableRow1094">
                <table:table-cell table:style-name="TableCell1095">
                  <text:p text:style-name="TableContents">Total_iva</text:p>
                </table:table-cell>
                <table:table-cell table:style-name="TableCell1096">
                  <text:p text:style-name="TableContents">DOUBLE</text:p>
                </table:table-cell>
                <table:table-cell table:style-name="TableCell1097">
                  <text:p text:style-name="TableContents">Se calcula el valor total con el 12%.</text:p>
                </table:table-cell>
              </table:table-row>
              <text:soft-page-break/>
              <table:table-row table:style-name="TableRow1098">
                <table:table-cell table:style-name="TableCell1099">
                  <text:p text:style-name="TableContents">estado</text:p>
                </table:table-cell>
                <table:table-cell table:style-name="TableCell1100">
                  <text:p text:style-name="TableContents">VARCHAR(10)</text:p>
                </table:table-cell>
                <table:table-cell table:style-name="TableCell1101">
                  <text:p text:style-name="TableContents">Habilitado o Deshabilitado.</text:p>
                </table:table-cell>
              </table:table-row>
              <table:table-row table:style-name="TableRow1102">
                <table:table-cell table:style-name="TableCell1103">
                  <text:p text:style-name="TableContents">Total_descuento</text:p>
                </table:table-cell>
                <table:table-cell table:style-name="TableCell1104">
                  <text:p text:style-name="TableContents">DOUBLE</text:p>
                </table:table-cell>
                <table:table-cell table:style-name="TableCell1105">
                  <text:p text:style-name="TableContents">Se indicará el descuento total que se aplicó a toda la factura.</text:p>
                </table:table-cell>
              </table:table-row>
            </table:table>
            <text:p text:style-name="P1106"/>
            <text:p text:style-name="P1107">Los mismos datos con respecto a la consulta y actualización.</text:p>
            <text:p text:style-name="P1108">Para eliminación de manera lógica.</text:p>
            <text:p text:style-name="P1109"/>
            <text:p text:style-name="P1110"/>
            <text:p text:style-name="P1111"/>
            <text:p text:style-name="P1112"/>
          </table:table-cell>
          <table:covered-table-cell/>
          <table:covered-table-cell/>
        </table:table-row>
      </table:table>
      <text:p text:style-name="P1113"/>
      <text:p text:style-name="P1114"/>
      <text:p text:style-name="P1115"/>
      <table:table table:style-name="Table1116">
        <table:table-columns>
          <table:table-column table:style-name="TableColumn1117"/>
          <table:table-column table:style-name="TableColumn1118"/>
          <table:table-column table:style-name="TableColumn1119"/>
          <table:table-column table:style-name="TableColumn1120"/>
        </table:table-columns>
        <table:table-row table:style-name="TableRow1121">
          <table:table-cell table:style-name="TableCell1122">
            <text:p text:style-name="P1123">ID:</text:p>
          </table:table-cell>
          <table:table-cell table:style-name="TableCell1124">
            <text:p text:style-name="P1125"><text:span text:style-name="T1126">HOSTCENTER-RF-FVJ-04</text:span></text:p>
          </table:table-cell>
          <table:table-cell table:style-name="TableCell1127">
            <text:p text:style-name="P1128">Relación:</text:p>
          </table:table-cell>
          <table:table-cell table:style-name="TableCell1129">
            <text:p text:style-name="P1130">HOSTCENTER-012</text:p>
          </table:table-cell>
        </table:table-row>
        <table:table-row table:style-name="TableRow1131">
          <table:table-cell table:style-name="TableCell1132">
            <text:p text:style-name="P1133">Prioridad</text:p>
          </table:table-cell>
          <table:table-cell table:style-name="TableCell1134" table:number-columns-spanned="3">
            <text:p text:style-name="P1135">OBLIGATORIO</text:p>
          </table:table-cell>
          <table:covered-table-cell/>
          <table:covered-table-cell/>
        </table:table-row>
        <table:table-row table:style-name="TableRow1136">
          <table:table-cell table:style-name="TableCell1137">
            <text:p text:style-name="P1138">Descripción:</text:p>
          </table:table-cell>
          <table:table-cell table:style-name="TableCell1139" table:number-columns-spanned="3">
            <text:p text:style-name="P1140"><text:span text:style-name="T1141">Gestionar Factura_Detalle</text:span></text:p>
          </table:table-cell>
          <table:covered-table-cell/>
          <table:covered-table-cell/>
        </table:table-row>
        <table:table-row table:style-name="TableRow1142">
          <table:table-cell table:style-name="TableCell1143">
            <text:p text:style-name="P1144"/>
          </table:table-cell>
          <table:table-cell table:style-name="TableCell1145" table:number-columns-spanned="3">
            <text:p text:style-name="P1146"><text:span text:style-name="T1147">Ṕara la creación del roles se debe considerar los siguientes datos:</text:span></text:p>
            <text:p text:style-name="P1148"/>
            <table:table table:style-name="Table1149">
              <table:table-columns>
                <table:table-column table:style-name="TableColumn1150"/>
                <table:table-column table:style-name="TableColumn1151"/>
                <table:table-column table:style-name="TableColumn1152"/>
              </table:table-columns>
              <table:table-row table:style-name="TableRow1153">
                <table:table-cell table:style-name="TableCell1154">
                  <text:p text:style-name="P1155">Campo</text:p>
                </table:table-cell>
                <table:table-cell table:style-name="TableCell1156">
                  <text:p text:style-name="P1157">Tipo de Dato</text:p>
                </table:table-cell>
                <table:table-cell table:style-name="TableCell1158">
                  <text:p text:style-name="P1159">Observaciones</text:p>
                </table:table-cell>
              </table:table-row>
              <table:table-row table:style-name="TableRow1160">
                <table:table-cell table:style-name="TableCell1161">
                  <text:p text:style-name="TableContents">fecha</text:p>
                </table:table-cell>
                <table:table-cell table:style-name="TableCell1162">
                  <text:p text:style-name="TableContents">DATE</text:p>
                </table:table-cell>
                <table:table-cell table:style-name="TableCell1163">
                  <text:p text:style-name="TableContents">Despliega un calendario.</text:p>
                </table:table-cell>
              </table:table-row>
              <table:table-row table:style-name="TableRow1164">
                <table:table-cell table:style-name="TableCell1165">
                  <text:p text:style-name="TableContents">Cantidad</text:p>
                </table:table-cell>
                <table:table-cell table:style-name="TableCell1166">
                  <text:p text:style-name="TableContents">INT<text:s/></text:p>
                </table:table-cell>
                <table:table-cell table:style-name="TableCell1167">
                  <text:p text:style-name="TableContents">Se indicará n productos.</text:p>
                </table:table-cell>
              </table:table-row>
              <table:table-row table:style-name="TableRow1168">
                <table:table-cell table:style-name="TableCell1169">
                  <text:p text:style-name="TableContents">Valor_unitario</text:p>
                </table:table-cell>
                <table:table-cell table:style-name="TableCell1170">
                  <text:p text:style-name="TableContents">DOUBLE</text:p>
                </table:table-cell>
                <table:table-cell table:style-name="TableCell1171">
                  <text:p text:style-name="TableContents">Se indicará el precio unitario del producto.</text:p>
                </table:table-cell>
              </table:table-row>
              <table:table-row table:style-name="TableRow1172">
                <table:table-cell table:style-name="TableCell1173">
                  <text:p text:style-name="TableContents">subtotal</text:p>
                </table:table-cell>
                <table:table-cell table:style-name="TableCell1174">
                  <text:p text:style-name="TableContents">DOUBLE</text:p>
                </table:table-cell>
                <table:table-cell table:style-name="TableCell1175">
                  <text:p text:style-name="TableContents">Se indica el precio x producto.</text:p>
                </table:table-cell>
              </table:table-row>
              <table:table-row table:style-name="TableRow1176">
                <table:table-cell table:style-name="TableCell1177">
                  <text:p text:style-name="TableContents">Valor_iva</text:p>
                </table:table-cell>
                <table:table-cell table:style-name="TableCell1178">
                  <text:p text:style-name="TableContents">DOUBLE</text:p>
                </table:table-cell>
                <table:table-cell table:style-name="TableCell1179">
                  <text:p text:style-name="TableContents">Se indica el iva por cada producto.</text:p>
                </table:table-cell>
              </table:table-row>
              <table:table-row table:style-name="TableRow1180">
                <table:table-cell table:style-name="TableCell1181">
                  <text:p text:style-name="TableContents">Valor_total</text:p>
                </table:table-cell>
                <table:table-cell table:style-name="TableCell1182">
                  <text:p text:style-name="TableContents">DOUBLE</text:p>
                </table:table-cell>
                <table:table-cell table:style-name="TableCell1183">
                  <text:p text:style-name="TableContents">Se indicará el valor de la fila del producto.</text:p>
                </table:table-cell>
              </table:table-row>
              <table:table-row table:style-name="TableRow1184">
                <table:table-cell table:style-name="TableCell1185">
                  <text:p text:style-name="TableContents">Valor_descuento</text:p>
                </table:table-cell>
                <table:table-cell table:style-name="TableCell1186">
                  <text:p text:style-name="TableContents">DOUBLE</text:p>
                </table:table-cell>
                <table:table-cell table:style-name="TableCell1187">
                  <text:p text:style-name="TableContents">Se indicará el descuento por producto.</text:p>
                </table:table-cell>
              </table:table-row>
            </table:table>
            <text:p text:style-name="P1188"/>
            <text:p text:style-name="P1189"/>
            <text:p text:style-name="P1190"/>
            <text:p text:style-name="P1191"/>
            <text:p text:style-name="P1192"/>
          </table:table-cell>
          <table:covered-table-cell/>
          <table:covered-table-cell/>
        </table:table-row>
      </table:table>
      <text:p text:style-name="P1193"/>
      <text:p text:style-name="P1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4" style:family="table-column">
      <style:table-column-properties style:column-width="4.4319in" style:use-optimal-column-width="false"/>
    </style:style>
    <style:style style:name="TableColumn45" style:family="table-column">
      <style:table-column-properties style:column-width="1.6305in" style:use-optimal-column-width="false"/>
    </style:style>
    <style:style style:name="Table43" style:family="table">
      <style:table-properties style:width="6.0625in" fo:margin-left="0in" table:align="center"/>
    </style:style>
    <style:style style:name="TableRow46" style:family="table-row">
      <style:table-row-properties style:min-row-height="0.2465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 style:min-row-height="0.0777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1" style:family="table-column">
      <style:table-column-properties style:column-width="4.4319in" style:use-optimal-column-width="false"/>
    </style:style>
    <style:style style:name="TableColumn92" style:family="table-column">
      <style:table-column-properties style:column-width="1.6305in" style:use-optimal-column-width="false"/>
    </style:style>
    <style:style style:name="Table90" style:family="table">
      <style:table-properties style:width="6.0625in" fo:margin-left="0in" table:align="center"/>
    </style:style>
    <style:style style:name="TableRow93" style:family="table-row">
      <style:table-row-properties style:min-row-height="0.2465in"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" style:family="table-row">
      <style:table-row-properties style:min-row-height="0.0777in"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HOSTINGU CENTER S.A.</text:p>
        <text:p text:style-name="P3"/>
        <text:p text:style-name="Encabezado"/>
      </style:header>
    </style:master-page>
    <style:master-page style:name="MP1" style:page-layout-name="PL1">
      <style:header>
        <table:table table:style-name="Table43">
          <table:table-columns>
            <table:table-column table:style-name="TableColumn44"/>
            <table:table-column table:style-name="TableColumn45"/>
          </table:table-columns>
          <table:table-row table:style-name="TableRow46">
            <table:table-cell table:style-name="TableCell47">
              <text:p text:style-name="Encabezado">HOSTCENTER S.A.</text:p>
            </table:table-cell>
            <table:table-cell table:style-name="TableCell48">
              <text:p text:style-name="Encabezado">18/12/2020</text:p>
            </table:table-cell>
          </table:table-row>
          <table:table-row table:style-name="TableRow49">
            <table:table-cell table:style-name="TableCell50">
              <text:p text:style-name="Encabezado">Documento de Requerimientos<text:s/></text:p>
            </table:table-cell>
            <table:table-cell table:style-name="TableCell51">
              <text:p text:style-name="Encabezado">Versión 1.0.</text:p>
            </table:table-cell>
          </table:table-row>
        </table:table>
        <text:p text:style-name="Encabezado"/>
      </style:header>
      <style:footer>
        <text:p text:style-name="P52">-<text:s/><text:page-number text:fixed="false">0</text:page-number><text:s/>-</text:p>
      </style:footer>
    </style:master-page>
    <style:master-page style:name="MP2" style:page-layout-name="PL2">
      <style:header>
        <table:table table:style-name="Table90">
          <table:table-columns>
            <table:table-column table:style-name="TableColumn91"/>
            <table:table-column table:style-name="TableColumn92"/>
          </table:table-columns>
          <table:table-row table:style-name="TableRow93">
            <table:table-cell table:style-name="TableCell94">
              <text:p text:style-name="Encabezado">HOSTCENTER S.A.</text:p>
            </table:table-cell>
            <table:table-cell table:style-name="TableCell95">
              <text:p text:style-name="Encabezado">18/12/2020</text:p>
            </table:table-cell>
          </table:table-row>
          <table:table-row table:style-name="TableRow96">
            <table:table-cell table:style-name="TableCell97">
              <text:p text:style-name="Encabezado">Documento de Requerimientos.</text:p>
            </table:table-cell>
            <table:table-cell table:style-name="TableCell98">
              <text:p text:style-name="Encabezado">Versión 1.0.</text:p>
            </table:table-cell>
          </table:table-row>
        </table:table>
        <text:p text:style-name="Encabezado"/>
      </style:header>
      <style:footer>
        <text:p text:style-name="P99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Fabian Ochoa </dc:creator>
    <meta:creation-date>2020-12-01T21:55:00Z</meta:creation-date>
    <dc:date>2021-01-01T20:44:00Z</dc:date>
    <meta:template xlink:href="Normal" xlink:type="simple"/>
    <meta:editing-cycles>7</meta:editing-cycles>
    <meta:editing-duration>PT13080S</meta:editing-duration>
    <meta:document-statistic meta:page-count="10" meta:paragraph-count="16" meta:word-count="1262" meta:character-count="8189" meta:row-count="57" meta:non-whitespace-character-count="6943"/>
  </office:meta>
</office:document-meta>
</file>